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styles.xml" manifest:media-type="text/xml"/>
  <manifest:file-entry manifest:full-path="Object 68/" manifest:version="1.2" manifest:media-type="application/vnd.oasis.opendocument.spreadsheet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styles.xml" manifest:media-type="text/xml"/>
  <manifest:file-entry manifest:full-path="Object 56/" manifest:version="1.2" manifest:media-type="application/vnd.oasis.opendocument.spreadshee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1007in" fo:margin-left="0.3063in" table:align="left" style:shadow="none"/>
    </style:style>
    <style:style style:name="Table1.A" style:family="table-column">
      <style:table-column-properties style:column-width="0.7382in"/>
    </style:style>
    <style:style style:name="Table1.B" style:family="table-column">
      <style:table-column-properties style:column-width="0.3729in"/>
    </style:style>
    <style:style style:name="Table1.C" style:family="table-column">
      <style:table-column-properties style:column-width="0.2868in"/>
    </style:style>
    <style:style style:name="Table1.E" style:family="table-column">
      <style:table-column-properties style:column-width="0.32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701in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officeooo:rsid="0007fc89" officeooo:paragraph-rsid="0007fc89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officeooo:rsid="0007fc89" officeooo:paragraph-rsid="0007fc89"/>
    </style:style>
    <style:style style:name="P3" style:family="paragraph" style:parent-style-name="Standard">
      <style:paragraph-properties fo:line-height="100%" fo:text-align="justify" style:justify-single-word="false"/>
      <style:text-properties officeooo:rsid="0007fc89" officeooo:paragraph-rsid="0007fc89"/>
    </style:style>
    <style:style style:name="P4" style:family="paragraph" style:parent-style-name="Standard">
      <style:paragraph-properties fo:line-height="150%" fo:text-align="start" style:justify-single-word="false"/>
      <style:text-properties officeooo:rsid="0014525f" officeooo:paragraph-rsid="0014525f"/>
    </style:style>
    <style:style style:name="P5" style:family="paragraph" style:parent-style-name="Standard">
      <style:paragraph-properties fo:line-height="150%" fo:text-align="start" style:justify-single-word="false"/>
      <style:text-properties officeooo:rsid="00253e93" officeooo:paragraph-rsid="00253e93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07fc89" officeooo:paragraph-rsid="0007fc89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paragraph-rsid="0007fc89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08e2e2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paragraph-rsid="0009276c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098ddf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paragraph-rsid="000db171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paragraph-rsid="000f82e6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paragraph-rsid="0010f852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paragraph-rsid="0011ccc8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paragraph-rsid="00140446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paragraph-rsid="0020b634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paragraph-rsid="0024ca04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paragraph-rsid="00244c2b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paragraph-rsid="002c4e3b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paragraph-rsid="002de533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paragraph-rsid="0032dc47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officeooo:paragraph-rsid="00140446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officeooo:paragraph-rsid="0014525f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officeooo:paragraph-rsid="00147ef4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officeooo:paragraph-rsid="0015af06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officeooo:paragraph-rsid="001786e0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officeooo:paragraph-rsid="00182e80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officeooo:paragraph-rsid="001a0c71"/>
    </style:style>
    <style:style style:name="P29" style:family="paragraph" style:parent-style-name="Standard" style:list-style-name="L1">
      <style:paragraph-properties fo:line-height="150%" fo:text-align="start" style:justify-single-word="false"/>
      <style:text-properties officeooo:paragraph-rsid="001f5954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08e2e2" officeooo:paragraph-rsid="0008e2e2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officeooo:rsid="0009276c" officeooo:paragraph-rsid="0009276c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rsid="000a6e31" officeooo:paragraph-rsid="000a6e31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officeooo:rsid="000a6e31" officeooo:paragraph-rsid="000db171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officeooo:rsid="000f82e6" officeooo:paragraph-rsid="000f82e6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officeooo:rsid="0010f852" officeooo:paragraph-rsid="0010f852"/>
    </style:style>
    <style:style style:name="P36" style:family="paragraph" style:parent-style-name="Standard" style:list-style-name="L1">
      <style:paragraph-properties fo:line-height="150%" fo:text-align="start" style:justify-single-word="false"/>
      <style:text-properties officeooo:rsid="00140446" officeooo:paragraph-rsid="00140446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officeooo:rsid="0015af06" officeooo:paragraph-rsid="0015af06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officeooo:rsid="0014525f" officeooo:paragraph-rsid="0014525f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officeooo:rsid="00147ef4" officeooo:paragraph-rsid="00147ef4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officeooo:rsid="001786e0" officeooo:paragraph-rsid="001786e0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officeooo:rsid="001786e0" officeooo:paragraph-rsid="00182e80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officeooo:rsid="001a0c71" officeooo:paragraph-rsid="001a0c71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officeooo:rsid="001dff32" officeooo:paragraph-rsid="001dff32"/>
    </style:style>
    <style:style style:name="P44" style:family="paragraph" style:parent-style-name="Standard" style:list-style-name="L1">
      <style:paragraph-properties fo:line-height="150%" fo:text-align="start" style:justify-single-word="false"/>
      <style:text-properties officeooo:rsid="001f5954" officeooo:paragraph-rsid="001f5954"/>
    </style:style>
    <style:style style:name="P45" style:family="paragraph" style:parent-style-name="Standard" style:list-style-name="L1">
      <style:paragraph-properties fo:line-height="150%" fo:text-align="start" style:justify-single-word="false"/>
      <style:text-properties officeooo:rsid="00201773" officeooo:paragraph-rsid="00201773"/>
    </style:style>
    <style:style style:name="P46" style:family="paragraph" style:parent-style-name="Standard" style:list-style-name="L1">
      <style:paragraph-properties fo:line-height="150%" fo:text-align="start" style:justify-single-word="false"/>
      <style:text-properties officeooo:rsid="00201773" officeooo:paragraph-rsid="0020b537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officeooo:rsid="00234a42" officeooo:paragraph-rsid="002de533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officeooo:rsid="0024ca04" officeooo:paragraph-rsid="0024ca04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officeooo:rsid="0024ca04" officeooo:paragraph-rsid="0024ca04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officeooo:rsid="00244c2b" officeooo:paragraph-rsid="00244c2b"/>
    </style:style>
    <style:style style:name="P51" style:family="paragraph" style:parent-style-name="Standard" style:list-style-name="L1">
      <style:paragraph-properties fo:line-height="150%" fo:text-align="start" style:justify-single-word="false"/>
      <style:text-properties officeooo:rsid="00253e93" officeooo:paragraph-rsid="00253e93"/>
    </style:style>
    <style:style style:name="P52" style:family="paragraph" style:parent-style-name="Standard" style:list-style-name="L1">
      <style:paragraph-properties fo:line-height="150%" fo:text-align="start" style:justify-single-word="false"/>
      <style:text-properties officeooo:rsid="00253e93" officeooo:paragraph-rsid="002836e0"/>
    </style:style>
    <style:style style:name="P53" style:family="paragraph" style:parent-style-name="Standard" style:list-style-name="L1">
      <style:paragraph-properties fo:line-height="150%" fo:text-align="start" style:justify-single-word="false"/>
      <style:text-properties officeooo:rsid="002680b0" officeooo:paragraph-rsid="00253e93"/>
    </style:style>
    <style:style style:name="P54" style:family="paragraph" style:parent-style-name="Standard">
      <style:paragraph-properties fo:line-height="150%" fo:text-align="start" style:justify-single-word="false"/>
      <style:text-properties officeooo:rsid="002680b0" officeooo:paragraph-rsid="00253e93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officeooo:rsid="00098ddf" officeooo:paragraph-rsid="00098ddf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officeooo:rsid="0008aec4" officeooo:paragraph-rsid="0007fc89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officeooo:rsid="002c4e3b" officeooo:paragraph-rsid="002de533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officeooo:rsid="002c4e3b" officeooo:paragraph-rsid="003061a7"/>
    </style:style>
    <style:style style:name="P59" style:family="paragraph" style:parent-style-name="Standard">
      <style:paragraph-properties fo:line-height="150%" fo:text-align="justify" style:justify-single-word="false"/>
      <style:text-properties officeooo:rsid="002c4e3b" officeooo:paragraph-rsid="002de533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officeooo:rsid="002de533" officeooo:paragraph-rsid="002ffefc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officeooo:rsid="003061a7" officeooo:paragraph-rsid="0032dc47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officeooo:rsid="0032dc47" officeooo:paragraph-rsid="0036009c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officeooo:rsid="0032dc47" officeooo:paragraph-rsid="0038b131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officeooo:paragraph-rsid="002c4e3b"/>
    </style:style>
    <style:style style:name="P66" style:family="paragraph" style:parent-style-name="Table_20_Contents">
      <style:paragraph-properties fo:text-align="center" style:justify-single-word="false"/>
      <style:text-properties officeooo:paragraph-rsid="002de533"/>
    </style:style>
    <style:style style:name="P67" style:family="paragraph">
      <style:paragraph-properties fo:text-align="center"/>
    </style:style>
    <style:style style:name="T1" style:family="text">
      <style:text-properties officeooo:rsid="0007fc89"/>
    </style:style>
    <style:style style:name="T2" style:family="text">
      <style:text-properties officeooo:rsid="0008aec4"/>
    </style:style>
    <style:style style:name="T3" style:family="text">
      <style:text-properties fo:font-style="italic" officeooo:rsid="0008aec4" style:font-style-asian="italic" style:font-style-complex="italic"/>
    </style:style>
    <style:style style:name="T4" style:family="text">
      <style:text-properties officeooo:rsid="0008e2e2"/>
    </style:style>
    <style:style style:name="T5" style:family="text">
      <style:text-properties officeooo:rsid="0009276c"/>
    </style:style>
    <style:style style:name="T6" style:family="text">
      <style:text-properties officeooo:rsid="00098ddf"/>
    </style:style>
    <style:style style:name="T7" style:family="text">
      <style:text-properties officeooo:rsid="000a6e31"/>
    </style:style>
    <style:style style:name="T8" style:family="text">
      <style:text-properties officeooo:rsid="000db171"/>
    </style:style>
    <style:style style:name="T9" style:family="text">
      <style:text-properties officeooo:rsid="000f82e6"/>
    </style:style>
    <style:style style:name="T10" style:family="text">
      <style:text-properties officeooo:rsid="0010f852"/>
    </style:style>
    <style:style style:name="T11" style:family="text">
      <style:text-properties officeooo:rsid="0011ccc8"/>
    </style:style>
    <style:style style:name="T12" style:family="text">
      <style:text-properties officeooo:rsid="0012098d"/>
    </style:style>
    <style:style style:name="T13" style:family="text">
      <style:text-properties officeooo:rsid="00140446"/>
    </style:style>
    <style:style style:name="T14" style:family="text">
      <style:text-properties officeooo:rsid="0014525f"/>
    </style:style>
    <style:style style:name="T15" style:family="text">
      <style:text-properties officeooo:rsid="00147ef4"/>
    </style:style>
    <style:style style:name="T16" style:family="text">
      <style:text-properties officeooo:rsid="0015af06"/>
    </style:style>
    <style:style style:name="T17" style:family="text">
      <style:text-properties officeooo:rsid="001786e0"/>
    </style:style>
    <style:style style:name="T18" style:family="text">
      <style:text-properties officeooo:rsid="00182e80"/>
    </style:style>
    <style:style style:name="T19" style:family="text">
      <style:text-properties officeooo:rsid="001a0c71"/>
    </style:style>
    <style:style style:name="T20" style:family="text">
      <style:text-properties officeooo:rsid="001ae9ec"/>
    </style:style>
    <style:style style:name="T21" style:family="text">
      <style:text-properties officeooo:rsid="001cd4b3"/>
    </style:style>
    <style:style style:name="T22" style:family="text">
      <style:text-properties officeooo:rsid="001dff32"/>
    </style:style>
    <style:style style:name="T23" style:family="text">
      <style:text-properties officeooo:rsid="001f5954"/>
    </style:style>
    <style:style style:name="T24" style:family="text">
      <style:text-properties officeooo:rsid="0020b634"/>
    </style:style>
    <style:style style:name="T25" style:family="text">
      <style:text-properties officeooo:rsid="00214ddd"/>
    </style:style>
    <style:style style:name="T26" style:family="text">
      <style:text-properties officeooo:rsid="00216aea"/>
    </style:style>
    <style:style style:name="T27" style:family="text">
      <style:text-properties officeooo:rsid="00234a42"/>
    </style:style>
    <style:style style:name="T28" style:family="text">
      <style:text-properties officeooo:rsid="00244c2b"/>
    </style:style>
    <style:style style:name="T29" style:family="text">
      <style:text-properties officeooo:rsid="0024ca04"/>
    </style:style>
    <style:style style:name="T30" style:family="text">
      <style:text-properties officeooo:rsid="00253e93"/>
    </style:style>
    <style:style style:name="T31" style:family="text">
      <style:text-properties officeooo:rsid="002680b0"/>
    </style:style>
    <style:style style:name="T32" style:family="text">
      <style:text-properties officeooo:rsid="002836e0"/>
    </style:style>
    <style:style style:name="T33" style:family="text">
      <style:text-properties officeooo:rsid="002b714b"/>
    </style:style>
    <style:style style:name="T34" style:family="text">
      <style:text-properties officeooo:rsid="002c4e3b"/>
    </style:style>
    <style:style style:name="T35" style:family="text">
      <style:text-properties officeooo:rsid="002de533"/>
    </style:style>
    <style:style style:name="T36" style:family="text">
      <style:text-properties style:font-name="Times New Roman1" officeooo:rsid="002de533"/>
    </style:style>
    <style:style style:name="T37" style:family="text">
      <style:text-properties officeooo:rsid="002ffefc"/>
    </style:style>
    <style:style style:name="T38" style:family="text">
      <style:text-properties officeooo:rsid="003061a7"/>
    </style:style>
    <style:style style:name="T39" style:family="text">
      <style:text-properties officeooo:rsid="0032dc47"/>
    </style:style>
    <style:style style:name="T40" style:family="text">
      <style:text-properties officeooo:rsid="0035e455"/>
    </style:style>
    <style:style style:name="T41" style:family="text">
      <style:text-properties officeooo:rsid="0036009c"/>
    </style:style>
    <style:style style:name="T42" style:family="text">
      <style:text-properties officeooo:rsid="0038b131"/>
    </style:style>
    <style:style style:name="T43" style:family="text">
      <style:text-properties officeooo:rsid="003967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05in" fo:margin-left="0.3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GAS I MEKANIKA STATISTIK</text:p>
      <text:p text:style-name="P2">DISUSUN OLEH:</text:p>
      <text:p text:style-name="P2">MOHAMMAD FAJAR</text:p>
      <text:p text:style-name="P2">20211019</text:p>
      <text:p text:style-name="P2"/>
      <text:list xml:id="list36165738" text:style-name="L1">
        <text:list-item>
          <text:p text:style-name="P6">Bobot konfigurasi untuk sistem partikel terbedakan dinyatakan oleh:</text:p>
          <text:p text:style-name="P7"><text:span text:style-name="T1"><draw:frame draw:style-name="fr1" draw:name="Object1" text:anchor-type="as-char" svg:y="-0.3189in" svg:width="1.272in" svg:height="0.516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 <text:s text:c="2"/></text:span><text:span text:style-name="T2">1<text:line-break/>Untuk memperoleh konfigurasi yang paling mungkin atau konfigurasi dengan bobot terbesar (</text:span><text:span text:style-name="T3">most probable configuration</text:span><text:span text:style-name="T2">) maka kita harus memaks</text:span><text:span text:style-name="T4">imum</text:span><text:span text:style-name="T2">kan persamaan (1), yakni:</text:span></text:p>
          <text:p text:style-name="P7"><text:span text:style-name="T2"><draw:frame draw:style-name="fr1" draw:name="Object2" text:anchor-type="as-char" svg:y="-0.2437in" svg:width="1.5417in" svg:height="0.418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tab/><text:tab/><text:tab/><text:tab/><text:tab/><text:tab/><text:tab/><text:tab/><text:tab/><text:tab/> <text:s text:c="2"/>2</text:span></text:p>
          <text:p text:style-name="P30">Terdapat batasan dalam proses memaksimumkan ini yakni jumlah partikel dan total energi konstan atau</text:p>
          <text:p text:style-name="P8"><text:span text:style-name="T4"><draw:frame draw:style-name="fr1" draw:name="Object3" text:anchor-type="as-char" svg:y="-0.1701in" svg:width="2.7665in" svg:height="0.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tab/><text:tab/><text:tab/><text:tab/><text:tab/><text:tab/><text:tab/><text:tab/> <text:s text:c="2"/>3 <text:s/></text:span></text:p>
          <text:p text:style-name="P8"><text:span text:style-name="T4"><draw:frame draw:style-name="fr1" draw:name="Object4" text:anchor-type="as-char" svg:y="-0.1701in" svg:width="3.1252in" svg:height="0.339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tab/><text:tab/><text:tab/><text:tab/><text:tab/><text:tab/><text:tab/> <text:s text:c="2"/>4</text:span></text:p>
          <text:p text:style-name="P31">Karena ada batasan dalam proses maksimisasi maka pemecahannya harus menggunakan pengali lagrange, yakni persamaan (2) mesti dituliskan ke dalam bentuk:</text:p>
          <text:p text:style-name="P9"><text:span text:style-name="T5"><draw:frame draw:style-name="fr1" draw:name="Object5" text:anchor-type="as-char" svg:y="-0.1484in" svg:width="1.4028in" svg:height="0.1839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tab/><text:tab/><text:tab/><text:tab/><text:tab/><text:tab/><text:tab/><text:tab/><text:tab/><text:tab/> <text:s text:c="2"/>5</text:span></text:p>
          <text:p text:style-name="P31">dan </text:p>
          <text:p text:style-name="P9"><text:span text:style-name="T5"><draw:frame draw:style-name="fr1" draw:name="Object6" text:anchor-type="as-char" svg:y="-0.2437in" svg:width="2.539in" svg:height="0.4181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5"><text:tab/><text:tab/><text:tab/><text:tab/><text:tab/><text:tab/><text:tab/><text:tab/> <text:s text:c="2"/>6</text:span></text:p>
          <text:p text:style-name="P10"><text:span text:style-name="T6">Untuk memudahkan perhitungan selanjutnya ada baiknya yang dimaksimumkan adalah logaritma dari </text:span><text:span text:style-name="T6"><draw:frame draw:style-name="fr1" draw:name="Object7" text:anchor-type="as-char" svg:y="-0.1484in" svg:width="0.2437in" svg:height="0.1839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6">ketimbang </text:span><text:span text:style-name="T6"><draw:frame draw:style-name="fr1" draw:name="Object8" text:anchor-type="as-char" svg:y="-0.1484in" svg:width="0.2437in" svg:height="0.1839in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6">itu sendiri. </text:span><text:span text:style-name="T6"><draw:frame draw:style-name="fr1" draw:name="Object9" text:anchor-type="as-char" svg:y="-0.1484in" svg:width="0.2437in" svg:height="0.1839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6">Menyatakan suatu bilangan tertentu, ketika dilogaritmakan akan menjadi suatu bilangan yang lain. Sehingga agar persamaan (5) </text:span><text:span text:style-name="T7">dan (6)</text:span><text:span text:style-name="T6"> konsisten </text:span><text:span text:style-name="T7">(sebelah kanan tetap nol)</text:span><text:span text:style-name="T6">, maka </text:span><text:span text:style-name="T6"><draw:frame draw:style-name="fr1" draw:name="Object10" text:anchor-type="as-char" svg:y="-0.1484in" svg:width="0.1736in" svg:height="0.1839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6">harus dikoreksi menjadi </text:span><text:span text:style-name="T6"><draw:frame draw:style-name="fr1" draw:name="Object11" text:anchor-type="as-char" svg:y="-0.0846in" svg:width="0.189in" svg:height="0.0945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6">dan </text:span><text:span text:style-name="T6"><draw:frame draw:style-name="fr1" draw:name="Object12" text:anchor-type="as-char" svg:y="-0.1484in" svg:width="0.1673in" svg:height="0.1839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6">harus dikoreksi menjadi </text:span><text:span text:style-name="T6"><draw:frame draw:style-name="fr1" draw:name="Object13" text:anchor-type="as-char" svg:y="-0.1484in" svg:width="0.2283in" svg:height="0.1902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6">Dengan demikian persamaan (5) menjadi:</text:span></text:p>
          <text:p text:style-name="P10"><text:span text:style-name="T6"><draw:frame draw:style-name="fr1" draw:name="Object14" text:anchor-type="as-char" svg:y="-0.1484in" svg:width="1.6366in" svg:height="0.1902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6"><text:tab/><text:tab/><text:tab/><text:tab/><text:tab/><text:tab/><text:tab/><text:tab/><text:tab/> <text:s text:c="14"/></text:span><text:span text:style-name="T7">7</text:span></text:p>
          <text:p text:style-name="P32">dan persamaan (6) menjadi:</text:p>
          <text:p text:style-name="P11"><text:span text:style-name="T7"><draw:frame draw:style-name="fr1" draw:name="Object15" text:anchor-type="as-char" svg:y="-0.4492in" svg:width="2.8382in" svg:height="0.8854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7"><text:tab/><text:tab/><text:tab/><text:tab/><text:tab/><text:tab/> <text:tab/> <text:s text:c="2"/></text:span><text:span text:style-name="T8">8</text:span></text:p>
          <text:p text:style-name="P33"/>
          <text:p text:style-name="P11"><text:soft-page-break/><text:span text:style-name="T8">Karena </text:span><text:span text:style-name="T8"><draw:frame draw:style-name="fr1" draw:name="Object16" text:anchor-type="as-char" svg:y="-0.1484in" svg:width="0.3417in" svg:height="0.2098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8">tidak mungkin nol, maka suku dalam kurunglah yang nol, yakni:</text:span></text:p>
          <text:p text:style-name="P11"><text:span text:style-name="T8"><draw:frame draw:style-name="fr1" draw:name="Object17" text:anchor-type="as-char" svg:y="-0.2437in" svg:width="1.3374in" svg:height="0.4181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8"><text:tab/><text:tab/><text:tab/><text:tab/><text:tab/><text:tab/><text:tab/><text:tab/><text:tab/><text:tab/> <text:s text:c="2"/></text:span><text:span text:style-name="T9">9</text:span></text:p>
          <text:p text:style-name="P12"><text:span text:style-name="T9">Untuk memperoleh nilai dari </text:span><text:span text:style-name="T9"><draw:frame draw:style-name="fr1" draw:name="Object18" text:anchor-type="as-char" svg:y="-0.1484in" svg:width="0.8272in" svg:height="0.2091in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9">pada persamaan di atas, maka dapat digunakan bantuan aproksimasi Stirling, yakni untuk </text:span><text:span text:style-name="T9"><draw:frame draw:style-name="fr1" draw:name="Object20" text:anchor-type="as-char" svg:y="-0.1484in" svg:width="0.2272in" svg:height="0.1839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9">besar berlaku:</text:span></text:p>
          <text:p text:style-name="P12"><text:span text:style-name="T9"><draw:frame draw:style-name="fr1" draw:name="Object19" text:anchor-type="as-char" svg:y="-0.1484in" svg:width="1.3217in" svg:height="0.1839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9"><text:line-break/>Partikel terdistribusi ke dalam berbagai keadaan energi ketimbang keadaan energi tunggal, sehingga </text:span><text:span text:style-name="T9"><draw:frame draw:style-name="fr1" draw:name="Object21" text:anchor-type="as-char" svg:y="-0.1484in" svg:width="0.2161in" svg:height="0.2091in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9">merupakan bilangan yang sangat besar (aproksimasi Stirling berlaku). Jadi</text:span></text:p>
          <text:p text:style-name="P12"><text:span text:style-name="T9"><draw:frame draw:style-name="fr1" draw:name="Object22" text:anchor-type="as-char" svg:y="-0.6925in" svg:width="3.0701in" svg:height="1.4366in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9"><text:tab/><text:tab/><text:tab/><text:tab/><text:tab/><text:tab/><text:tab/> 10</text:span></text:p>
          <text:p text:style-name="P34">Dengan melakukan diferensial parsial terhadap persamaan (10) diperoleh:</text:p>
          <text:p text:style-name="P12"><text:span text:style-name="T9"><draw:frame draw:style-name="fr1" draw:name="Object23" text:anchor-type="as-char" svg:y="-0.4516in" svg:width="1.4492in" svg:height="0.8681in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9"><text:tab/><text:tab/><text:tab/><text:tab/><text:tab/><text:tab/><text:tab/><text:tab/><text:tab/><text:tab/> 11</text:span></text:p>
          <text:p text:style-name="P34">Dengan mensubtitusikan persamaan (11) ke dalam persamaan (9) diperoleh:</text:p>
          <text:p text:style-name="P34"><draw:frame draw:style-name="fr1" draw:name="Object24" text:anchor-type="as-char" svg:y="-0.2689in" svg:width="1.2181in" svg:height="0.4425in" draw:z-index="25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35">atau </text:p>
          <text:p text:style-name="P13"><draw:rect text:anchor-type="paragraph" draw:z-index="1" draw:style-name="gr1" draw:text-style-name="P67" svg:width="1.424in" svg:height="0.3213in" svg:x="0.2854in" svg:y="-0.0528in"><text:p/></draw:rect><text:span text:style-name="T10"><draw:frame draw:style-name="fr1" draw:name="Object25" text:anchor-type="as-char" svg:y="-0.1598in" svg:width="0.8799in" svg:height="0.2201in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<text:tab/><text:tab/><text:tab/><text:tab/><text:tab/><text:tab/><text:tab/><text:tab/><text:tab/><text:tab/><text:tab/> 12</text:span></text:p>
          <text:p text:style-name="P14"><text:span text:style-name="T11">Persamaan (12) menyatakan nilai bilangan okupasi pada tiap tingkat energi untuk konfigurasi paling mungkin (most probable configuration). Jika disubstitusikan kembali ke persamaan (10) diperoleh </text:span><text:span text:style-name="T12">jumlah </text:span><text:span text:style-name="T11"><text:s/>konfigurasi pada most probable configuration yakni</text:span></text:p>
          <text:p text:style-name="P15"><text:span text:style-name="T13"><draw:frame draw:style-name="fr1" draw:name="Object26" text:anchor-type="as-char" svg:y="-0.4689in" svg:width="2.5339in" svg:height="0.8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3"><text:tab/><text:tab/><text:tab/><text:tab/><text:tab/><text:tab/><text:tab/><text:tab/> 13</text:span></text:p>
          <text:p text:style-name="P22"><text:span text:style-name="T13"><text:s/>Jika dilakukan pensubstitusian yakni </text:span><text:span text:style-name="T13"><draw:frame draw:style-name="fr1" draw:name="Object27" text:anchor-type="as-char" svg:y="-0.1484in" svg:width="2.4453in" svg:height="0.1902in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13">maka persamaan (13) menjadi:</text:span></text:p>
          <text:p text:style-name="P36"><draw:frame draw:style-name="fr1" draw:name="Object28" text:anchor-type="as-char" svg:y="-0.2437in" svg:width="2.1035in" svg:height="0.3929in" draw:z-index="29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22"><text:soft-page-break/><text:span text:style-name="T13"><draw:frame draw:style-name="fr1" draw:name="Object29" text:anchor-type="as-char" svg:y="-0.2437in" svg:width="1.6319in" svg:height="0.3929in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13"><text:tab/><text:tab/><text:tab/><text:tab/><text:tab/><text:tab/><text:tab/><text:tab/><text:tab/><text:tab/> 14</text:span></text:p>
          <text:p text:style-name="P22"><text:span text:style-name="T13">Rasio </text:span><text:span text:style-name="T13"><draw:frame draw:style-name="fr1" draw:name="Object30" text:anchor-type="as-char" svg:y="-0.1484in" svg:width="0.4165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3">pada persamaan (14) menyatakan fungsi partisi Boltzmann yakni:</text:span></text:p>
          <text:p text:style-name="P36"><draw:frame draw:style-name="fr1" draw:name="Object31" text:anchor-type="as-char" svg:y="-0.3984in" svg:width="1.0457in" svg:height="0.5472in" draw:z-index="32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6">Sehingga persamaan (14) dituliskan menjadi:</text:p>
          <text:p text:style-name="P22"><text:span text:style-name="T13"><draw:frame draw:style-name="fr1" draw:name="Object32" text:anchor-type="as-char" svg:y="-0.2437in" svg:width="1.4957in" svg:height="0.3929in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13"><text:tab/><text:tab/><text:tab/><text:tab/><text:tab/><text:tab/><text:tab/><text:tab/><text:tab/><text:tab/> 15</text:span></text:p>
          <text:p text:style-name="P37">======================================================================</text:p>
          <text:p text:style-name="P38">Untuk sistem dalam keadaan kesetimbangan, entropi dinyatakan <text:s/>oleh persamaan:</text:p>
          <text:p text:style-name="P23"><text:span text:style-name="T14"><draw:frame draw:style-name="fr1" draw:name="Object33" text:anchor-type="as-char" svg:y="-0.1484in" svg:width="0.9311in" svg:height="0.2091in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<text:tab/><text:tab/><text:tab/><text:tab/><text:tab/><text:tab/><text:tab/><text:tab/><text:tab/><text:tab/><text:tab/> 16</text:span></text:p>
          <text:p text:style-name="P23"><text:span text:style-name="T15">Adapun </text:span><text:span text:style-name="T14">energi bebas Helmoltz dinyatakan oleh:</text:span></text:p>
          <text:p text:style-name="P23"><text:span text:style-name="T14"><draw:frame draw:style-name="fr1" draw:name="Object34" text:anchor-type="as-char" svg:y="-0.1484in" svg:width="2.7902in" svg:height="0.1839in" draw:z-index="35"><draw:object xlink:href="./Object 34" xlink:type="simple" xlink:show="embed" xlink:actuate="onLoad"/><draw:image xlink:href="./ObjectReplacements/Object 34" xlink:type="simple" xlink:show="embed" xlink:actuate="onLoad"/></draw:frame></text:span><text:span text:style-name="T14"><text:tab/><text:tab/><text:tab/><text:tab/><text:tab/><text:tab/><text:tab/><text:tab/> 17</text:span></text:p>
          <text:p text:style-name="P23"><text:span text:style-name="T15">Sementara h</text:span><text:span text:style-name="T14">ukum kedua termodinamika untuk sistem reversibel dinyatakan oleh:</text:span></text:p>
          <text:p text:style-name="P23"><text:span text:style-name="T14"><draw:frame draw:style-name="fr1" draw:name="Object35" text:anchor-type="as-char" svg:y="-0.1484in" svg:width="1.8819in" svg:height="0.1839in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14"><text:tab/><text:tab/><text:tab/><text:tab/><text:tab/><text:tab/><text:tab/><text:tab/><text:tab/> 18</text:span></text:p>
          <text:p text:style-name="P39">Jadi persamaan (17) berubah menjadi:</text:p>
          <text:p text:style-name="P39"><draw:frame draw:style-name="fr1" draw:name="Object36" text:anchor-type="as-char" svg:y="-0.1484in" svg:width="1.2953in" svg:height="0.1839in" draw:z-index="37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39">Sehingga diperoleh hubungan:</text:p>
          <text:p text:style-name="P24"><text:span text:style-name="T15"><draw:frame draw:style-name="fr1" draw:name="Object37" text:anchor-type="as-char" svg:y="-0.2634in" svg:width="0.9366in" svg:height="0.4319in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15"> dan </text:span><text:span text:style-name="T15"><draw:frame draw:style-name="fr1" draw:name="Object38" text:anchor-type="as-char" svg:y="-0.2634in" svg:width="0.9366in" svg:height="0.4319in" draw:z-index="39"><draw:object xlink:href="./Object 38" xlink:type="simple" xlink:show="embed" xlink:actuate="onLoad"/><draw:image xlink:href="./ObjectReplacements/Object 38" xlink:type="simple" xlink:show="embed" xlink:actuate="onLoad"/></draw:frame></text:span><text:span text:style-name="T15"><text:tab/><text:tab/><text:tab/><text:tab/><text:tab/><text:tab/><text:tab/><text:tab/> 19</text:span></text:p>
          <text:p text:style-name="P37">Jika persamaan (15) disubstitusikan ke dalam persamaan (16) diperoleh:</text:p>
          <text:p text:style-name="P37"><draw:frame draw:style-name="fr1" draw:name="Object39" text:anchor-type="as-char" svg:y="-0.2437in" svg:width="1.148in" svg:height="0.3929in" draw:z-index="40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5"><text:span text:style-name="T16">Jika semua ruas dikalikan </text:span><text:span text:style-name="T16"><draw:frame draw:style-name="fr1" draw:name="Object40" text:anchor-type="as-char" svg:y="-0.1484in" svg:width="0.1953in" svg:height="0.1839in" draw:z-index="41"><draw:object xlink:href="./Object 40" xlink:type="simple" xlink:show="embed" xlink:actuate="onLoad"/><draw:image xlink:href="./ObjectReplacements/Object 40" xlink:type="simple" xlink:show="embed" xlink:actuate="onLoad"/></draw:frame></text:span><text:span text:style-name="T16">diperoleh </text:span><text:span text:style-name="T16"><draw:frame draw:style-name="fr1" draw:name="Object41" text:anchor-type="as-char" svg:y="-0.1484in" svg:width="1.6854in" svg:height="0.1839in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16">atau menyatakan negatif energi bebas Helmoltz, jadi persamaan (17) menjadi:</text:span></text:p>
          <text:p text:style-name="P25"><text:span text:style-name="T16"><draw:frame draw:style-name="fr1" draw:name="Object42" text:anchor-type="as-char" svg:y="-0.1484in" svg:width="1.0756in" svg:height="0.1839in" draw:z-index="43"><draw:object xlink:href="./Object 42" xlink:type="simple" xlink:show="embed" xlink:actuate="onLoad"/><draw:image xlink:href="./ObjectReplacements/Object 42" xlink:type="simple" xlink:show="embed" xlink:actuate="onLoad"/></draw:frame></text:span><text:span text:style-name="T16"><text:tab/><text:tab/><text:tab/><text:tab/><text:tab/><text:tab/><text:tab/><text:tab/><text:tab/><text:tab/><text:tab/> 20</text:span></text:p>
          <text:p text:style-name="P37">======================================================================</text:p>
          <text:p text:style-name="P40">Fungsi partisi sendiri dapat dihitung sebagai berikut:</text:p>
          <text:p text:style-name="P26"><text:span text:style-name="T17">Jumlah keadaan energi dalam rentang energi </text:span><text:span text:style-name="T17"><draw:frame draw:style-name="fr1" draw:name="Object43" text:anchor-type="as-char" svg:y="-0.0854in" svg:width="0.1598in" svg:height="0.0945in" draw:z-index="44"><draw:object xlink:href="./Object 43" xlink:type="simple" xlink:show="embed" xlink:actuate="onLoad"/><draw:image xlink:href="./ObjectReplacements/Object 43" xlink:type="simple" xlink:show="embed" xlink:actuate="onLoad"/></draw:frame></text:span><text:span text:style-name="T17">sampai </text:span><text:span text:style-name="T17"><draw:frame draw:style-name="fr1" draw:name="Object44" text:anchor-type="as-char" svg:y="-0.1484in" svg:width="0.4783in" svg:height="0.1839in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17">pada ruang fasa dinyatakan oleh:</text:span></text:p>
          <text:p text:style-name="P27"><text:span text:style-name="T17"><draw:frame draw:style-name="fr1" draw:name="Object45" text:anchor-type="as-char" svg:y="-0.2744in" svg:width="2.1098in" svg:height="0.4465in" draw:z-index="46"><draw:object xlink:href="./Object 45" xlink:type="simple" xlink:show="embed" xlink:actuate="onLoad"/><draw:image xlink:href="./ObjectReplacements/Object 45" xlink:type="simple" xlink:show="embed" xlink:actuate="onLoad"/></draw:frame></text:span><text:span text:style-name="T17"><text:tab/><text:tab/><text:tab/><text:tab/><text:tab/><text:tab/><text:tab/><text:tab/><text:tab/> </text:span><text:span text:style-name="T18">21</text:span><text:span text:style-name="T17"><text:line-break/></text:span></text:p>
          <text:p text:style-name="P41"><text:soft-page-break/>Sehingga fungsi partisi Boltzmann menjadi </text:p>
          <text:p text:style-name="P26"><text:span text:style-name="T17"><draw:frame draw:style-name="fr1" draw:name="Object46" text:anchor-type="as-char" svg:y="-0.7484in" svg:width="5.2228in" svg:height="1.4437in" draw:z-index="47"><draw:object xlink:href="./Object 46" xlink:type="simple" xlink:show="embed" xlink:actuate="onLoad"/><draw:image xlink:href="./ObjectReplacements/Object 46" xlink:type="simple" xlink:show="embed" xlink:actuate="onLoad"/></draw:frame></text:span><text:span text:style-name="T17"><text:tab/><text:tab/><text:tab/> </text:span><text:span text:style-name="T19">22</text:span></text:p>
          <text:p text:style-name="P42">Sehingga dengan memasukkan nilai ini pada persamaan (20) kemudian menghitung nilai entropi berdasarkan persaman (19) diperoleh:</text:p>
          <text:p text:style-name="P28"><text:span text:style-name="T19"><draw:frame draw:style-name="fr1" draw:name="Object47" text:anchor-type="as-char" svg:y="-0.5646in" svg:width="2.8819in" svg:height="1.0925in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19"><text:tab/><text:tab/><text:tab/><text:tab/><text:tab/><text:tab/><text:tab/> 23<text:line-break/>dengan </text:span><text:span text:style-name="T19"><draw:frame draw:style-name="fr1" draw:name="Object48" text:anchor-type="as-char" svg:y="-0.1484in" svg:width="1.1154in" svg:height="0.1909in" draw:z-index="49"><draw:object xlink:href="./Object 48" xlink:type="simple" xlink:show="embed" xlink:actuate="onLoad"/><draw:image xlink:href="./ObjectReplacements/Object 48" xlink:type="simple" xlink:show="embed" xlink:actuate="onLoad"/></draw:frame></text:span><text:span text:style-name="T19">maka persamaan (23) menjadi:</text:span></text:p>
          <text:p text:style-name="P28"><draw:rect text:anchor-type="paragraph" draw:z-index="0" draw:style-name="gr1" draw:text-style-name="P67" svg:width="2.4921in" svg:height="0.5906in" svg:x="0.311in" svg:y="-0.0165in"><text:p/></draw:rect><text:span text:style-name="T19"><draw:frame draw:style-name="fr1" draw:name="Object49" text:anchor-type="as-char" svg:y="-0.3055in" svg:width="2.3654in" svg:height="0.5228in" draw:z-index="50"><draw:object xlink:href="./Object 49" xlink:type="simple" xlink:show="embed" xlink:actuate="onLoad"/><draw:image xlink:href="./ObjectReplacements/Object 49" xlink:type="simple" xlink:show="embed" xlink:actuate="onLoad"/></draw:frame></text:span><text:span text:style-name="T19"><text:tab/></text:span><text:span text:style-name="T21">(PROVED)</text:span><text:span text:style-name="T19"><text:tab/><text:tab/><text:tab/><text:tab/><text:tab/><text:tab/> </text:span><text:span text:style-name="T20">24</text:span></text:p>
          <text:p text:style-name="P43"/>
        </text:list-item>
        <text:list-item>
          <text:p text:style-name="P44">Untuk <text:s/>memudahkan analisis katakanlah volume pada masing-masing ruang adalah sama sehingga total entropi sebelum sekat dibuka dinyatakan oleh:</text:p>
          <text:p text:style-name="P29"><text:span text:style-name="T23"><draw:frame draw:style-name="fr1" draw:name="Object50" text:anchor-type="as-char" svg:y="-0.5728in" svg:width="5.4693in" svg:height="1.1583in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2"> </text:span></text:p>
          <text:p text:style-name="P45">Ketika sekat dibuka, maka total entropi merupakan entropi kontainer, yakni:</text:p>
          <text:p text:style-name="P46"><draw:frame draw:style-name="fr1" draw:name="Object51" text:anchor-type="as-char" svg:y="-0.3126in" svg:width="3.1437in" svg:height="0.5382in" draw:z-index="52"><draw:object xlink:href="./Object 51" xlink:type="simple" xlink:show="embed" xlink:actuate="onLoad"/><draw:image xlink:href="./ObjectReplacements/Object 51" xlink:type="simple" xlink:show="embed" xlink:actuate="onLoad"/></draw:frame></text:p>
          <text:p text:style-name="P46"><draw:frame draw:style-name="fr1" draw:name="Object53" text:anchor-type="as-char" svg:y="-0.3047in" svg:width="3.339in" svg:height="0.522in" draw:z-index="53"><draw:object xlink:href="./Object 53" xlink:type="simple" xlink:show="embed" xlink:actuate="onLoad"/><draw:image xlink:href="./ObjectReplacements/Object 53" xlink:type="simple" xlink:show="embed" xlink:actuate="onLoad"/></draw:frame></text:p>
          <text:p text:style-name="P46"><draw:frame draw:style-name="fr1" draw:name="Object52" text:anchor-type="as-char" svg:y="-0.3311in" svg:width="4.4118in" svg:height="0.5752in" draw:z-index="54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16"><text:span text:style-name="T24">Terdapat peningkatan entropi akibat percampuran kedua gas yang dinyatakan oleh suku </text:span><text:span text:style-name="T24"><draw:frame draw:style-name="fr1" draw:name="Object54" text:anchor-type="as-char" svg:y="-0.1484in" svg:width="0.6626in" svg:height="0.1846in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4">dan peristiwa ini bersifat konservatif yakni ketika kita memasang kembali sekat </text:span><text:soft-page-break/><text:span text:style-name="T24">pemisah maka entropi akan kembali ke nilai entropi awal </text:span><text:span text:style-name="T24"><draw:frame draw:style-name="fr1" draw:name="Object55" text:anchor-type="as-char" svg:y="-0.1484in" svg:width="0.3173in" svg:height="0.1846in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24">Masalahnya ini menyalahi hukum kedua termodinamika yang menyatakan entropi dari sistem tertutup tidak boleh berkurang. </text:span><text:span text:style-name="T27">Padahal “seharusnya” untuk kasus gas yang sama penghilangan </text:span><text:span text:style-name="T28">atau pemberian</text:span><text:span text:style-name="T27"> partisi/sekat tidak memberikan pengaruh apapun bagi nilai entropi. </text:span><text:span text:style-name="T26">Keadaan </text:span><text:span text:style-name="T25">ini dikenal dengan paradoks gibbs. </text:span></text:p>
        </text:list-item>
        <text:list-item>
          <text:p text:style-name="P19"/>
          <text:list>
            <text:list-item>
              <text:p text:style-name="P19"><text:span text:style-name="T34">Untuk sistem partikel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64"/>
          </table:table-cell>
          <table:table-cell table:style-name="Table1.B1" table:number-columns-spanned="4" office:value-type="string">
            <text:p text:style-name="P65"><text:span text:style-name="T34">Keadaan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5"><text:span text:style-name="T34">Keadaan</text:span></text:p>
            <text:p text:style-name="P65"><text:span text:style-name="T34">energi</text:span></text:p>
          </table:table-cell>
          <table:table-cell table:style-name="Table1.A2" office:value-type="string">
            <text:p text:style-name="P65"><text:span text:style-name="T34">1</text:span></text:p>
          </table:table-cell>
          <table:table-cell table:style-name="Table1.A2" office:value-type="string">
            <text:p text:style-name="P65"><text:span text:style-name="T34">2</text:span></text:p>
          </table:table-cell>
          <table:table-cell table:style-name="Table1.A2" office:value-type="string">
            <text:p text:style-name="P65"><text:span text:style-name="T34">3</text:span></text:p>
          </table:table-cell>
          <table:table-cell table:style-name="Table1.E2" office:value-type="string">
            <text:p text:style-name="P65"><text:span text:style-name="T34">4</text:span></text:p>
          </table:table-cell>
        </table:table-row>
        <table:table-row>
          <table:table-cell table:style-name="Table1.A2" office:value-type="string">
            <text:p text:style-name="P66"><text:span text:style-name="T36">ε</text:span></text:p>
          </table:table-cell>
          <table:table-cell table:style-name="Table1.A2" office:value-type="string">
            <text:p text:style-name="P65"><text:span text:style-name="T34">A B</text:span></text:p>
          </table:table-cell>
          <table:table-cell table:style-name="Table1.A2" office:value-type="string">
            <text:p text:style-name="P65"><text:span text:style-name="T34">A</text:span></text:p>
          </table:table-cell>
          <table:table-cell table:style-name="Table1.A2" office:value-type="string">
            <text:p text:style-name="P65"><text:span text:style-name="T34">B</text:span></text:p>
          </table:table-cell>
          <table:table-cell table:style-name="Table1.E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5"><text:span text:style-name="T34">0</text:span></text:p>
          </table:table-cell>
          <table:table-cell table:style-name="Table1.A2" office:value-type="string">
            <text:p text:style-name="P65"><text:span text:style-name="T34"/></text:p>
          </table:table-cell>
          <table:table-cell table:style-name="Table1.A2" office:value-type="string">
            <text:p text:style-name="P65"><text:span text:style-name="T34">B</text:span></text:p>
          </table:table-cell>
          <table:table-cell table:style-name="Table1.A2" office:value-type="string">
            <text:p text:style-name="P65"><text:span text:style-name="T34">A</text:span></text:p>
          </table:table-cell>
          <table:table-cell table:style-name="Table1.E2" office:value-type="string">
            <text:p text:style-name="P65"><text:span text:style-name="T34">AB</text:span></text:p>
          </table:table-cell>
        </table:table-row>
        <table:table-row table:style-name="Table1.5">
          <table:table-cell table:style-name="Table1.A2" office:value-type="string">
            <text:p text:style-name="P66"><text:span text:style-name="T36">Σε</text:span></text:p>
          </table:table-cell>
          <table:table-cell table:style-name="Table1.A2" office:value-type="string">
            <text:p text:style-name="P66"><text:span text:style-name="T35">2</text:span><text:span text:style-name="T36">ε</text:span></text:p>
          </table:table-cell>
          <table:table-cell table:style-name="Table1.A2" office:value-type="string">
            <text:p text:style-name="P66"><text:span text:style-name="T36">ε</text:span></text:p>
          </table:table-cell>
          <table:table-cell table:style-name="Table1.A2" office:value-type="string">
            <text:p text:style-name="P66"><text:span text:style-name="T36">ε</text:span></text:p>
          </table:table-cell>
          <table:table-cell table:style-name="Table1.E2" office:value-type="string">
            <text:p text:style-name="P66"><text:span text:style-name="T35">0</text:span></text:p>
          </table:table-cell>
        </table:table-row>
      </table:table>
      <text:list xml:id="list37633686" text:continue-numbering="true" text:style-name="L1">
        <text:list-header>
          <text:p text:style-name="P20"><text:span text:style-name="T35"/></text:p>
          <text:p text:style-name="P20"><text:span text:style-name="T35">Jadi jumlah keadaan ada 4</text:span></text:p>
          <text:p text:style-name="P57"><text:span text:style-name="T35">Untuk reservoir </text:span></text:p>
        </text:list-header>
      </text:list>
      <text:p text:style-name="P59"><draw:frame draw:style-name="fr3" draw:name="Object56" text:anchor-type="paragraph" svg:x="0.3362in" svg:y="-0.0508in" svg:width="5.4035in" svg:height="2.2528in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35"/></text:p>
      <text:p text:style-name="P59"><text:span text:style-name="T35"/></text:p>
      <text:list xml:id="list37625845" text:continue-numbering="true" text:style-name="L1">
        <text:list-header>
          <text:p text:style-name="P57"><text:span text:style-name="T35"/></text:p>
        </text:list-header>
      </text:list>
      <text:p text:style-name="P59"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list xml:id="list37645384" text:continue-numbering="true" text:style-name="L1">
        <text:list-header>
          <text:p text:style-name="P60"><text:span text:style-name="T37">Jadi terdapat total 16 keadaan</text:span></text:p>
          <text:list text:continue-numbering="true">
            <text:list-item>
              <text:p text:style-name="P58"><text:span text:style-name="T38">Untuk kombinasi dari reservoir dan sistem partikel terdapat</text:span></text:p>
              <text:p text:style-name="P58"><text:span text:style-name="T38">Prob (A + B) = Prob (A) x Prob (B) <text:s/>= 16 x 4 = 64 keadaan</text:span></text:p>
            </text:list-item>
            <text:list-item>
              <text:p text:style-name="P21"><text:span text:style-name="T39">Jika reservoir</text:span><text:span text:style-name="T40">+sistem </text:span><text:span text:style-name="T39"><text:s/>dianggap sebagai </text:span><text:span text:style-name="T40">ensembel mikrokanonik </text:span><text:span text:style-name="T39"><text:s/></text:span><text:span text:style-name="T40">dengan batasan total energi sebesar </text:span><text:span text:style-name="T40"><draw:frame draw:style-name="fr2" draw:name="Object67" text:anchor-type="as-char" svg:y="-0.1484in" svg:width="0.5925in" svg:height="0.2091in" draw:z-index="68"><draw:object xlink:href="./Object 67" xlink:type="simple" xlink:show="embed" xlink:actuate="onLoad"/><draw:image xlink:href="./ObjectReplacements/Object 67" xlink:type="simple" xlink:show="embed" xlink:actuate="onLoad"/></draw:frame></text:span><text:span text:style-name="T40">maka status keadaan dapat dinyatakan oleh tabel berikut:</text:span></text:p>
              <text:p text:style-name="P61"><text:span text:style-name="T40"/></text:p>
              <text:p text:style-name="P61"><text:span text:style-name="T40"/></text:p>
            </text:list-item>
          </text:list>
        </text:list-header>
      </text:list>
      <text:p text:style-name="P59"><text:span text:style-name="T35"/></text:p>
      <text:p text:style-name="P59"><text:span text:style-name="T35"/></text:p>
      <text:p text:style-name="P59"><text:span text:style-name="T35"/></text:p>
      <text:p text:style-name="P59"><draw:frame draw:style-name="fr3" draw:name="Object68" text:anchor-type="paragraph" svg:x="0.4374in" svg:y="0.0528in" svg:width="5.1311in" svg:height="1.9008in" draw:z-index="70"><draw:object xlink:href="./Object 68" xlink:type="simple" xlink:show="embed" xlink:actuate="onLoad"/><draw:image xlink:href="./ObjectReplacements/Object 68" xlink:type="simple" xlink:show="embed" xlink:actuate="onLoad"/></draw:frame><text:soft-page-break/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p text:style-name="P59"><text:span text:style-name="T35"/></text:p>
      <text:list xml:id="list37629163" text:continue-numbering="true" text:style-name="L1">
        <text:list-item>
          <text:list>
            <text:list-header>
              <text:p text:style-name="P62"><text:span text:style-name="T41">Jadi total ada 15 keadaan.</text:span></text:p>
            </text:list-header>
            <text:list-item>
              <text:p text:style-name="P63"><text:span text:style-name="T42">Probabilitas masing-masing keadaan adalah 1/15 sementara probabilitas <text:s/>total </text:span><text:span text:style-name="T43">keadaan makrokanonik dengan energi </text:span><text:span text:style-name="T43"><draw:frame draw:style-name="fr2" draw:name="Object69" text:anchor-type="as-char" svg:y="-0.1484in" svg:width="0.4516in" svg:height="0.2091in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43">adalah 15/64.</text:span></text:p>
            </text:list-item>
          </text:list>
        </text:list-item>
        <text:list-item>
          <text:p text:style-name="P47">Pertanyaan untuk nomor ini <text:s/>sudah terjawab pada no.1 yakni penurunan dari persamaan (16) ke persamaan (20)</text:p>
        </text:list-item>
        <text:list-item>
          <text:p text:style-name="P17"><text:span text:style-name="T28">Untuk ensembel kanonik, </text:span><text:span text:style-name="T29">fungsi partisi dinyatakan sebagai:</text:span></text:p>
          <text:p text:style-name="P48"><draw:frame draw:style-name="fr1" draw:name="Object61" text:anchor-type="as-char" svg:y="-0.1752in" svg:width="0.9661in" svg:height="0.3429in" draw:z-index="60"><draw:object xlink:href="./Object 61" xlink:type="simple" xlink:show="embed" xlink:actuate="onLoad"/><draw:image xlink:href="./ObjectReplacements/Object 61" xlink:type="simple" xlink:show="embed" xlink:actuate="onLoad"/></draw:frame></text:p>
          <text:p text:style-name="P17"><text:span text:style-name="T28">peluang asembli untuk berada dalam keadaan energi ke-i dinyatakan dalam hubungannya dengan fungsi partisi </text:span><text:span text:style-name="T28"><draw:frame draw:style-name="fr1" draw:name="Object58" text:anchor-type="as-char" svg:y="-0.1484in" svg:width="0.198in" svg:height="0.1846in" draw:z-index="61"><draw:object xlink:href="./Object 58" xlink:type="simple" xlink:show="embed" xlink:actuate="onLoad"/><draw:image xlink:href="./ObjectReplacements/Object 58" xlink:type="simple" xlink:show="embed" xlink:actuate="onLoad"/></draw:frame></text:span><text:span text:style-name="T28"> yakni:</text:span></text:p>
          <text:p text:style-name="P18"><text:span text:style-name="T28"><draw:frame draw:style-name="fr1" draw:name="Object57" text:anchor-type="as-char" svg:y="-0.2701in" svg:width="0.8075in" svg:height="0.4193in" draw:z-index="57"><draw:object xlink:href="./Object 57" xlink:type="simple" xlink:show="embed" xlink:actuate="onLoad"/><draw:image xlink:href="./ObjectReplacements/Object 57" xlink:type="simple" xlink:show="embed" xlink:actuate="onLoad"/></draw:frame></text:span><text:span text:style-name="T28"><text:tab/><text:tab/><text:tab/><text:tab/><text:tab/><text:tab/><text:tab/><text:tab/><text:tab/><text:tab/><text:tab/><text:tab/>25</text:span></text:p>
          <text:p text:style-name="P18"><text:span text:style-name="T29">Maka</text:span><text:span text:style-name="T28"> nilai rata-rata energi asembli adalah:</text:span></text:p>
          <text:p text:style-name="P50"><draw:frame draw:style-name="fr1" draw:name="Object59" text:anchor-type="as-char" svg:y="-0.6402in" svg:width="5.6819in" svg:height="1.2217in" draw:z-index="58"><draw:object xlink:href="./Object 59" xlink:type="simple" xlink:show="embed" xlink:actuate="onLoad"/><draw:image xlink:href="./ObjectReplacements/Object 59" xlink:type="simple" xlink:show="embed" xlink:actuate="onLoad"/></draw:frame><text:tab/><text:tab/> <text:span text:style-name="T30">26</text:span></text:p>
          <text:p text:style-name="P49">Dengan cara yang sama diperoleh nilai rata-rata kuadrat dari energi asembli yakni:</text:p>
          <text:p text:style-name="P49"><draw:frame draw:style-name="fr1" draw:name="Object60" text:anchor-type="as-char" svg:y="-0.8535in" svg:width="2.0244in" svg:height="1.6543in" draw:z-index="59"><draw:object xlink:href="./Object 60" xlink:type="simple" xlink:show="embed" xlink:actuate="onLoad"/><draw:image xlink:href="./ObjectReplacements/Object 60" xlink:type="simple" xlink:show="embed" xlink:actuate="onLoad"/></draw:frame><text:tab/><text:tab/><text:tab/><text:tab/><text:tab/><text:tab/><text:tab/><text:tab/><text:tab/> <text:span text:style-name="T30">27</text:span></text:p>
          <text:p text:style-name="P52"><text:span text:style-name="T32">dengan mengambil turunan parsial energi rata-rata </text:span><text:span text:style-name="T32"><draw:frame draw:style-name="fr2" draw:name="Object66" text:anchor-type="as-char" svg:y="-0.1484in" svg:width="0.2047in" svg:height="0.1839in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32"> terhadap </text:span><text:span text:style-name="T32"><draw:frame draw:style-name="fr2" draw:name="Object63" text:anchor-type="as-char" svg:y="-0.122in" svg:width="0.1701in" svg:height="0.1646in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diperoleh</text:span></text:p>
          <text:p text:style-name="P51"><text:soft-page-break/><draw:frame draw:style-name="fr1" draw:name="Object62" text:anchor-type="as-char" svg:y="-0.3717in" svg:width="4.5154in" svg:height="0.6898in" draw:z-index="62"><draw:object xlink:href="./Object 62" xlink:type="simple" xlink:show="embed" xlink:actuate="onLoad"/><draw:image xlink:href="./ObjectReplacements/Object 62" xlink:type="simple" xlink:show="embed" xlink:actuate="onLoad"/></draw:frame><text:line-break/><text:span text:style-name="T31">kapasitas panas pada temperatur konstan dinyatakan oleh </text:span><text:span text:style-name="T31"><draw:frame draw:style-name="fr1" draw:name="Object64" text:anchor-type="as-char" svg:y="-0.2437in" svg:width="0.6634in" svg:height="0.3929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31">sehingga </text:span></text:p>
          <text:p text:style-name="P53"><draw:rect text:anchor-type="paragraph" draw:z-index="66" draw:style-name="gr2" draw:text-style-name="P67" svg:width="3.5331in" svg:height="0.5551in" svg:x="0.3201in" svg:y="-0.1228in"><text:p/></draw:rect><draw:frame draw:style-name="fr1" draw:name="Object65" text:anchor-type="as-char" svg:y="-0.2437in" svg:width="3.4283in" svg:height="0.3929in" draw:z-index="67"><draw:object xlink:href="./Object 65" xlink:type="simple" xlink:show="embed" xlink:actuate="onLoad"/><draw:image xlink:href="./ObjectReplacements/Object 65" xlink:type="simple" xlink:show="embed" xlink:actuate="onLoad"/></draw:frame> <text:s text:c="2"/><text:tab/><text:tab/><text:span text:style-name="T33">(PROVED)</text:span></text:p>
          <text:p text:style-name="P53"><text:span text:style-name="T33"/></text:p>
        </text:list-item>
      </text:list>
      <text:p text:style-name="P54"/>
      <text:p text:style-name="P5"/>
      <text:list xml:id="list37639521" text:continue-numbering="true" text:style-name="L1">
        <text:list-header>
          <text:p text:style-name="P37"/>
          <text:p text:style-name="P37"/>
          <text:p text:style-name="P39"/>
          <text:p text:style-name="P38"/>
        </text:list-header>
      </text:list>
      <text:p text:style-name="P4"/>
      <text:list xml:id="list37636971" text:continue-numbering="true" text:style-name="L1">
        <text:list-header>
          <text:p text:style-name="P38"/>
          <text:p text:style-name="P22"><text:span text:style-name="T13"><text:line-break/> </text:span><text:span text:style-name="T11"><text:line-break/></text:span></text:p>
          <text:p text:style-name="P34"/>
          <text:p text:style-name="P34"/>
          <text:p text:style-name="P33"/>
          <text:p text:style-name="P33"><text:tab/><text:tab/><text:tab/><text:tab/> <text:s text:c="2"/></text:p>
          <text:p text:style-name="P55"/>
          <text:p text:style-name="P56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06:04:47.86</meta:creation-date>
    <dc:date>2013-02-11T17:48:26.24</dc:date>
    <meta:editing-duration>PT10H17M33S</meta:editing-duration>
    <meta:editing-cycles>46</meta:editing-cycles>
    <meta:generator>LibreOffice/3.6$Windows_x86 LibreOffice_project/2ef5aff-a6fb0ff-166bdff-cf087ad-0f1389</meta:generator>
    <meta:document-statistic meta:table-count="1" meta:image-count="0" meta:object-count="69" meta:page-count="7" meta:paragraph-count="112" meta:word-count="658" meta:character-count="5124" meta:non-whitespace-character-count="4180"/>
  </office:meta>
</office:document-meta>
</file>

<file path=Object 1/content.xml><?xml version="1.0" encoding="utf-8"?>
<math xmlns="http://www.w3.org/1998/Math/MathML">
  <semantics>
    <mrow>
      <mrow>
        <mi>W</mi>
        <mo stretchy="false">=</mo>
        <mrow>
          <mrow>
            <mi>N</mi>
          </mrow>
          <mo stretchy="false">!</mo>
        </mrow>
      </mrow>
      <mrow>
        <munder>
          <mo stretchy="false">∏</mo>
          <mrow>
            <mi>s</mi>
          </mrow>
        </munder>
        <mfenced open="{" close="}">
          <mrow>
            <mfrac>
              <mrow>
                <msup>
                  <mrow>
                    <msub>
                      <mi>g</mi>
                      <mi>s</mi>
                    </msub>
                  </mrow>
                  <mrow>
                    <msub>
                      <mi>n</mi>
                      <mi>s</mi>
                    </msub>
                  </mrow>
                </msup>
              </mrow>
              <mrow>
                <mrow>
                  <mrow>
                    <msub>
                      <mi>n</mi>
                      <mi>s</mi>
                    </msub>
                  </mrow>
                  <mo stretchy="false">!</mo>
                </mrow>
              </mrow>
            </mfrac>
          </mrow>
        </mfenced>
      </mrow>
    </mrow>
    <annotation encoding="StarMath 5.0">W = fact{N} prod from{s} left lbrace {{g_s}^{n_s}} over {fact {n_s}} right rbrace</annotation>
  </semantics>
</math>
</file>

<file path=Object 10/content.xml><?xml version="1.0" encoding="utf-8"?>
<math xmlns="http://www.w3.org/1998/Math/MathML">
  <semantics>
    <mrow>
      <mi>a</mi>
    </mrow>
    <annotation encoding="StarMath 5.0">a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2/content.xml><?xml version="1.0" encoding="utf-8"?>
<math xmlns="http://www.w3.org/1998/Math/MathML">
  <semantics>
    <mrow>
      <mi>b</mi>
    </mrow>
    <annotation encoding="StarMath 5.0">b</annotation>
  </semantics>
</math>
</file>

<file path=Object 13/content.xml><?xml version="1.0" encoding="utf-8"?>
<math xmlns="http://www.w3.org/1998/Math/MathML">
  <semantics>
    <mrow>
      <mo stretchy="false">β</mo>
      <mtext>.</mtext>
    </mrow>
    <annotation encoding="StarMath 5.0">%beta "."</annotation>
  </semantics>
</math>
</file>

<file path=Object 14/content.xml><?xml version="1.0" encoding="utf-8"?>
<math xmlns="http://www.w3.org/1998/Math/MathML">
  <semantics>
    <mrow>
      <mi>d</mi>
      <mi>ln</mi>
      <mrow>
        <mi>W</mi>
        <mo stretchy="false">+</mo>
        <mo stretchy="false">α</mo>
      </mrow>
      <mrow>
        <mi mathvariant="italic">dN</mi>
        <mo stretchy="false">+</mo>
        <mo stretchy="false">β</mo>
      </mrow>
      <mrow>
        <mi mathvariant="italic">dE</mi>
        <mo stretchy="false">=</mo>
        <mn>0</mn>
      </mrow>
    </mrow>
    <annotation encoding="StarMath 5.0">d ln W + %alpha dN + %beta dE = 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under>
                  <mo stretchy="false">∑</mo>
                  <mrow>
                    <mi>s</mi>
                  </mrow>
                </munder>
                <mrow>
                  <mfrac>
                    <mrow>
                      <mo stretchy="false">∂</mo>
                      <mi>ln</mi>
                      <mi>W</mi>
                    </mrow>
                    <mrow>
                      <mo stretchy="false">∂</mo>
                      <msub>
                        <mi>n</mi>
                        <mi>s</mi>
                      </msub>
                    </mrow>
                  </mfrac>
                  <mi>d</mi>
                  <msub>
                    <mi>n</mi>
                    <mi>s</mi>
                  </msub>
                </mrow>
              </mrow>
              <mo stretchy="false">+</mo>
              <mo stretchy="false">α</mo>
            </mrow>
            <mrow>
              <mrow>
                <munder>
                  <mo stretchy="false">∑</mo>
                  <mrow>
                    <mi>s</mi>
                  </mrow>
                </munder>
                <mrow>
                  <mi>d</mi>
                  <msub>
                    <mi>n</mi>
                    <mi>s</mi>
                  </msub>
                </mrow>
              </mrow>
              <mo stretchy="false">+</mo>
              <mo stretchy="false">β</mo>
            </mrow>
            <mrow>
              <mrow>
                <munder>
                  <mo stretchy="false">∑</mo>
                  <mrow>
                    <mi>s</mi>
                  </mrow>
                </munder>
                <mrow>
                  <msub>
                    <mo stretchy="false">ϵ</mo>
                    <mi>s</mi>
                  </msub>
                  <mi>d</mi>
                  <msub>
                    <mi>n</mi>
                    <mi>s</mi>
                  </msub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under>
                  <mo stretchy="false">∑</mo>
                  <mrow>
                    <mi>s</mi>
                  </mrow>
                </munder>
                <mrow>
                  <mfenced open="{" close="}">
                    <mrow>
                      <mrow>
                        <mrow>
                          <mfrac>
                            <mrow>
                              <mo stretchy="false">∂</mo>
                              <mi>ln</mi>
                              <mi>W</mi>
                            </mrow>
                            <mrow>
                              <mo stretchy="false">∂</mo>
                              <msub>
                                <mi>n</mi>
                                <mi>S</mi>
                              </msub>
                            </mrow>
                          </mfrac>
                          <mo stretchy="false">+</mo>
                          <mo stretchy="false">α</mo>
                        </mrow>
                        <mo stretchy="false">+</mo>
                        <mo stretchy="false">β</mo>
                      </mrow>
                      <msub>
                        <mo stretchy="false">ϵ</mo>
                        <mi>s</mi>
                      </msub>
                    </mrow>
                  </mfenced>
                  <mi>d</mi>
                  <msub>
                    <mi>n</mi>
                    <mi>S</mi>
                  </msub>
                </mrow>
              </mrow>
              <mo stretchy="false">=</mo>
              <mn>0</mn>
            </mrow>
          </mrow>
        </mtd>
      </mtr>
    </mtable>
    <annotation encoding="StarMath 5.0">sum from {s} {{partial ln W} over {partial n_s} d n_s} + %alpha sum from {s} {d n_s} + %beta sum from {s} {%epsilon_s d n_s} = 0 newline 

alignl sum from {s} { left lbrace {partial ln W} over {partial n_S} + %alpha + %beta %epsilon_s  right rbrace  d n_S } = 0</annotation>
  </semantics>
</math>
</file>

<file path=Object 16/content.xml><?xml version="1.0" encoding="utf-8"?>
<math xmlns="http://www.w3.org/1998/Math/MathML">
  <semantics>
    <mrow>
      <mi>d</mi>
      <msub>
        <mi>n</mi>
        <mi>s</mi>
      </msub>
    </mrow>
    <annotation encoding="StarMath 5.0">d n_s</annotation>
  </semantics>
</math>
</file>

<file path=Object 17/content.xml><?xml version="1.0" encoding="utf-8"?>
<math xmlns="http://www.w3.org/1998/Math/MathML">
  <semantics>
    <mrow>
      <mrow>
        <mrow>
          <mfrac>
            <mrow>
              <mo stretchy="false">∂</mo>
              <mi>ln</mi>
              <mi>W</mi>
            </mrow>
            <mrow>
              <mo stretchy="false">∂</mo>
              <msub>
                <mi>n</mi>
                <mi>s</mi>
              </msub>
            </mrow>
          </mfrac>
          <mo stretchy="false">+</mo>
          <mo stretchy="false">α</mo>
        </mrow>
        <mo stretchy="false">+</mo>
        <mo stretchy="false">β</mo>
      </mrow>
      <mrow>
        <msub>
          <mo stretchy="false">ϵ</mo>
          <mi>s</mi>
        </msub>
        <mo stretchy="false">=</mo>
        <mn>0</mn>
      </mrow>
    </mrow>
    <annotation encoding="StarMath 5.0">{partial ln W} over {partial n_s} + %alpha + %beta %epsilon_s = 0</annotation>
  </semantics>
</math>
</file>

<file path=Object 18/content.xml><?xml version="1.0" encoding="utf-8"?>
<math xmlns="http://www.w3.org/1998/Math/MathML">
  <semantics>
    <mrow>
      <mo stretchy="false">∂</mo>
      <mi>ln</mi>
      <mrow>
        <mi>W</mi>
        <mo stretchy="false">/</mo>
        <mo stretchy="false">∂</mo>
      </mrow>
      <msub>
        <mi>n</mi>
        <mi>s</mi>
      </msub>
    </mrow>
    <annotation encoding="StarMath 5.0">partial ln W /partial n_s </annotation>
  </semantics>
</math>
</file>

<file path=Object 19/content.xml><?xml version="1.0" encoding="utf-8"?>
<math xmlns="http://www.w3.org/1998/Math/MathML">
  <semantics>
    <mrow>
      <mi>ln</mi>
      <mrow>
        <mrow>
          <mrow>
            <mi>N</mi>
          </mrow>
          <mo stretchy="false">!</mo>
        </mrow>
        <mo stretchy="false">≃</mo>
        <mi>N</mi>
      </mrow>
      <mi>ln</mi>
      <mrow>
        <mi>N</mi>
        <mo stretchy="false">−</mo>
        <mi>N</mi>
      </mrow>
    </mrow>
    <annotation encoding="StarMath 5.0">ln fact {N} simeq N ln N -N</annotation>
  </semantics>
</math>
</file>

<file path=Object 2/content.xml><?xml version="1.0" encoding="utf-8"?>
<math xmlns="http://www.w3.org/1998/Math/MathML">
  <semantics>
    <mrow>
      <mi>d</mi>
      <mrow>
        <mi>W</mi>
        <mo stretchy="false">=</mo>
        <mrow>
          <munder>
            <mo stretchy="false">∑</mo>
            <mrow>
              <mi>s</mi>
            </mrow>
          </munder>
          <mrow>
            <mfrac>
              <mrow>
                <mo stretchy="false">∂</mo>
                <mi>W</mi>
              </mrow>
              <mrow>
                <mo stretchy="false">∂</mo>
                <msub>
                  <mi>n</mi>
                  <mi>s</mi>
                </msub>
              </mrow>
            </mfrac>
          </mrow>
        </mrow>
      </mrow>
      <mi>d</mi>
      <mrow>
        <msub>
          <mi>n</mi>
          <mi>s</mi>
        </msub>
        <mo stretchy="false">=</mo>
        <mn>0</mn>
      </mrow>
    </mrow>
    <annotation encoding="StarMath 5.0">d W = sum from {s} {{partial W} over {partial n_s} }d n_s =  0</annotation>
  </semantics>
</math>
</file>

<file path=Object 20/content.xml><?xml version="1.0" encoding="utf-8"?>
<math xmlns="http://www.w3.org/1998/Math/MathML">
  <semantics>
    <mrow>
      <mi>N</mi>
    </mrow>
    <annotation encoding="StarMath 5.0">N</annotation>
  </semantics>
</math>
</file>

<file path=Object 21/content.xml><?xml version="1.0" encoding="utf-8"?>
<math xmlns="http://www.w3.org/1998/Math/MathML">
  <semantics>
    <mrow>
      <msub>
        <mi>n</mi>
        <mi>s</mi>
      </msub>
    </mrow>
    <annotation encoding="StarMath 5.0">n_s</annotation>
  </semantics>
</math>
</file>

<file path=Object 22/content.xml><?xml version="1.0" encoding="utf-8"?>
<math xmlns="http://www.w3.org/1998/Math/MathML">
  <semantics>
    <mtable>
      <mtr>
        <mtd>
          <mrow>
            <mi>ln</mi>
            <mi>W</mi>
            <mrow>
              <mtext/>
              <mo stretchy="false">=</mo>
              <mi>ln</mi>
            </mrow>
            <mrow>
              <mrow>
                <mi>N</mi>
                <mo stretchy="false">!</mo>
              </mrow>
              <mo stretchy="false">+</mo>
              <mi>ln</mi>
            </mrow>
            <mfenced open="[" close="]">
              <mrow>
                <mrow>
                  <munder>
                    <mo stretchy="false">∏</mo>
                    <mrow>
                      <mi>s</mi>
                    </mrow>
                  </munder>
                  <mrow>
                    <mfenced open="{" close="}">
                      <mrow>
                        <mfrac>
                          <mrow>
                            <msubsup>
                              <mi>g</mi>
                              <mi>s</mi>
                              <mrow>
                                <msub>
                                  <mi>n</mi>
                                  <mi>s</mi>
                                </msub>
                              </mrow>
                            </msubsup>
                          </mrow>
                          <mrow>
                            <mrow>
                              <msub>
                                <mi>n</mi>
                                <mi>s</mi>
                              </msub>
                              <mo stretchy="false">!</mo>
                            </mrow>
                          </mrow>
                        </mfrac>
                      </mrow>
                    </mfenced>
                  </mrow>
                </mrow>
              </mrow>
            </mfenced>
          </mrow>
        </mtd>
      </mtr>
      <mtr>
        <mtd>
          <mrow>
            <mrow>
              <mtext>        </mtext>
              <mo stretchy="false">=</mo>
              <mi>ln</mi>
            </mrow>
            <mrow>
              <mrow>
                <mi>N</mi>
                <mo stretchy="false">!</mo>
              </mrow>
              <mo stretchy="false">+</mo>
              <mrow>
                <munder>
                  <mo stretchy="false">∑</mo>
                  <mrow>
                    <mi>s</mi>
                  </mrow>
                </munder>
                <mi>ln</mi>
              </mrow>
            </mrow>
            <mfenced open="{" close="}">
              <mrow>
                <mfrac>
                  <mrow>
                    <msubsup>
                      <mi>g</mi>
                      <mi>s</mi>
                      <mrow>
                        <msub>
                          <mi>n</mi>
                          <mi>s</mi>
                        </msub>
                      </mrow>
                    </msubsup>
                  </mrow>
                  <mrow>
                    <mrow>
                      <msub>
                        <mi>n</mi>
                        <mi>s</mi>
                      </msub>
                      <mo stretchy="false">!</mo>
                    </mrow>
                  </mrow>
                </mfrac>
              </mrow>
            </mfenced>
          </mrow>
        </mtd>
      </mtr>
      <mtr>
        <mtd>
          <mrow>
            <mrow>
              <mtext>        </mtext>
              <mo stretchy="false">≃</mo>
              <mi>N</mi>
            </mrow>
            <mi>ln</mi>
            <mrow>
              <mrow>
                <mi>N</mi>
                <mo stretchy="false">−</mo>
                <mi>N</mi>
              </mrow>
              <mo stretchy="false">+</mo>
              <mrow>
                <munder>
                  <mo stretchy="false">∑</mo>
                  <mrow>
                    <mi>s</mi>
                  </mrow>
                </munder>
                <mrow>
                  <mo stretchy="false">(</mo>
                  <mrow>
                    <msub>
                      <mi>n</mi>
                      <mi>s</mi>
                    </msub>
                    <mi>ln</mi>
                    <mrow>
                      <msub>
                        <mi>g</mi>
                        <mi>s</mi>
                      </msub>
                      <mo stretchy="false">−</mo>
                      <msub>
                        <mi>n</mi>
                        <mi>s</mi>
                      </msub>
                    </mrow>
                    <mi>ln</mi>
                    <mrow>
                      <msub>
                        <mi>n</mi>
                        <mi>s</mi>
                      </msub>
                      <mo stretchy="false">+</mo>
                      <msub>
                        <mi>n</mi>
                        <mi>s</mi>
                      </msub>
                    </mrow>
                  </mrow>
                  <mo stretchy="false">)</mo>
                </mrow>
              </mrow>
            </mrow>
          </mrow>
        </mtd>
      </mtr>
    </mtable>
    <annotation encoding="StarMath 5.0">alignl ln W ""= ln fact N  + ln left [  prod from {s} {  left lbrace {g_s ^{n_s}} over {fact n_s} right rbrace   } right ] newline 
 "        "= ln fact N + sum from {s} ln  left lbrace  {g_s ^{n_s}} over {fact n_s} right rbrace  newline
 
"        "simeq N ln N - N + sum from {s} (n_s ln g_s - n_s ln n_s +n_s)</annotation>
  </semantics>
</math>
</file>

<file path=Object 23/content.xml><?xml version="1.0" encoding="utf-8"?>
<math xmlns="http://www.w3.org/1998/Math/MathML">
  <semantics>
    <mtable>
      <mtr>
        <mtd>
          <mrow>
            <mfrac>
              <mrow>
                <mo stretchy="false">∂</mo>
                <mi>ln</mi>
                <mi>W</mi>
              </mrow>
              <mrow>
                <mo stretchy="false">∂</mo>
                <msub>
                  <mi>n</mi>
                  <mi>s</mi>
                </msub>
              </mrow>
            </mfrac>
            <mrow>
              <mtext/>
              <mo stretchy="false">=</mo>
              <mi>ln</mi>
            </mrow>
            <mrow>
              <msub>
                <mi>g</mi>
                <mi>s</mi>
              </msub>
              <mo stretchy="false">−</mo>
              <mi>ln</mi>
            </mrow>
            <msub>
              <mi>n</mi>
              <mi>s</mi>
            </msub>
          </mrow>
        </mtd>
      </mtr>
      <mtr>
        <mtd>
          <mrow>
            <mrow>
              <mtext>            </mtext>
              <mo stretchy="false">=</mo>
              <mi>ln</mi>
            </mrow>
            <mrow>
              <mfrac>
                <msub>
                  <mi>g</mi>
                  <mi>s</mi>
                </msub>
                <msub>
                  <mi>n</mi>
                  <mi>s</mi>
                </msub>
              </mfrac>
            </mrow>
          </mrow>
        </mtd>
      </mtr>
    </mtable>
    <annotation encoding="StarMath 5.0">{partial ln W} over {partial n_s } ""= ln g_s - ln n_s newline 
"            "= ln {g_s over n_s}</annotation>
  </semantics>
</math>
</file>

<file path=Object 24/content.xml><?xml version="1.0" encoding="utf-8"?>
<math xmlns="http://www.w3.org/1998/Math/MathML">
  <semantics>
    <mrow>
      <mi>ln</mi>
      <mrow>
        <mrow>
          <mfrac>
            <msub>
              <mi>g</mi>
              <mi>s</mi>
            </msub>
            <msub>
              <mi>n</mi>
              <mi>s</mi>
            </msub>
          </mfrac>
          <mo stretchy="false">+</mo>
          <mo stretchy="false">α</mo>
        </mrow>
        <mo stretchy="false">+</mo>
        <mo stretchy="false">β</mo>
      </mrow>
      <mrow>
        <msub>
          <mo stretchy="false">ϵ</mo>
          <mi>s</mi>
        </msub>
        <mo stretchy="false">=</mo>
        <mn>0</mn>
      </mrow>
    </mrow>
    <annotation encoding="StarMath 5.0">ln g_s over n_s + %alpha + %beta %epsilon_s = 0</annotation>
  </semantics>
</math>
</file>

<file path=Object 25/content.xml><?xml version="1.0" encoding="utf-8"?>
<math xmlns="http://www.w3.org/1998/Math/MathML">
  <semantics>
    <mrow>
      <mrow>
        <msub>
          <mi>n</mi>
          <mi>s</mi>
        </msub>
        <mo stretchy="false">=</mo>
        <msub>
          <mi>g</mi>
          <mi>s</mi>
        </msub>
      </mrow>
      <msup>
        <mi>e</mi>
        <mrow>
          <mrow>
            <mo stretchy="false">α</mo>
            <mo stretchy="false">+</mo>
            <mo stretchy="false">β</mo>
          </mrow>
          <msub>
            <mo stretchy="false">ϵ</mo>
            <mi>s</mi>
          </msub>
        </mrow>
      </msup>
    </mrow>
    <annotation encoding="StarMath 5.0">n_s  = g_s e^{%alpha + %beta %epsilon_s}</annotation>
  </semantics>
</math>
</file>

<file path=Object 26/content.xml><?xml version="1.0" encoding="utf-8"?>
<math xmlns="http://www.w3.org/1998/Math/MathML">
  <semantics>
    <mtable>
      <mtr>
        <mtd>
          <mrow>
            <mi>ln</mi>
            <mrow>
              <msub>
                <mi>W</mi>
                <mi mathvariant="italic">max</mi>
              </msub>
              <mo stretchy="false">=</mo>
              <mi>N</mi>
            </mrow>
            <mi>ln</mi>
            <mrow>
              <mi>N</mi>
              <mo stretchy="false">+</mo>
              <mrow>
                <munder>
                  <mo stretchy="false">∑</mo>
                  <mrow>
                    <mi>s</mi>
                  </mrow>
                </munder>
                <msub>
                  <mi>n</mi>
                  <mi>s</mi>
                </msub>
              </mrow>
            </mrow>
            <mi>ln</mi>
            <mrow>
              <mo stretchy="false">{</mo>
              <mrow>
                <msup>
                  <mi>e</mi>
                  <mrow>
                    <mrow>
                      <mo stretchy="false">−</mo>
                      <mrow>
                        <mo stretchy="false">(</mo>
                        <mrow>
                          <mrow>
                            <mo stretchy="false">α</mo>
                            <mo stretchy="false">+</mo>
                            <mo stretchy="false">β</mo>
                          </mrow>
                          <msub>
                            <mo stretchy="false">ϵ</mo>
                            <mi>s</mi>
                          </msub>
                        </mrow>
                        <mo stretchy="false">)</mo>
                      </mrow>
                    </mrow>
                  </mrow>
                </msup>
              </mrow>
              <mo stretchy="false">}</mo>
            </mrow>
          </mrow>
        </mtd>
      </mtr>
      <mtr>
        <mtd>
          <mrow>
            <mrow>
              <mtext>            </mtext>
              <mo stretchy="false">=</mo>
              <mi>N</mi>
            </mrow>
            <mi>ln</mi>
            <mrow>
              <mi>N</mi>
              <mo stretchy="false">−</mo>
              <mo stretchy="false">α</mo>
            </mrow>
            <mrow>
              <mrow>
                <munder>
                  <mo stretchy="false">∑</mo>
                  <mrow>
                    <mi>s</mi>
                  </mrow>
                </munder>
                <mrow>
                  <msub>
                    <mi>n</mi>
                    <mi>s</mi>
                  </msub>
                </mrow>
              </mrow>
              <mo stretchy="false">+</mo>
              <mo stretchy="false">β</mo>
            </mrow>
            <mrow>
              <munder>
                <mo stretchy="false">∑</mo>
                <mrow>
                  <mi>s</mi>
                </mrow>
              </munder>
              <mrow>
                <msub>
                  <mi>n</mi>
                  <mi>s</mi>
                </msub>
                <msub>
                  <mo stretchy="false">ϵ</mo>
                  <mi>s</mi>
                </msub>
              </mrow>
            </mrow>
          </mrow>
        </mtd>
      </mtr>
      <mtr>
        <mtd>
          <mrow>
            <mrow>
              <mtext>            </mtext>
              <mo stretchy="false">=</mo>
              <mi>N</mi>
            </mrow>
            <mi>ln</mi>
            <mrow>
              <mi>N</mi>
              <mo stretchy="false">−</mo>
              <mo stretchy="false">α</mo>
            </mrow>
            <mrow>
              <mi>N</mi>
              <mo stretchy="false">−</mo>
              <mo stretchy="false">β</mo>
            </mrow>
            <mi>N</mi>
          </mrow>
        </mtd>
      </mtr>
    </mtable>
    <annotation encoding="StarMath 5.0">alignl ln W_max  = N ln N + sum from {s} n_s ln lbrace e^{-(%alpha + %beta %epsilon_s)} rbrace  newline 
"            " = N ln N - %alpha sum from {s} {n_s} +  %beta sum from {s} {n_s %epsilon_s}  newline 
"            " = N ln N - %alpha N - %beta N</annotation>
  </semantics>
</math>
</file>

<file path=Object 27/content.xml><?xml version="1.0" encoding="utf-8"?>
<math xmlns="http://www.w3.org/1998/Math/MathML">
  <semantics>
    <mrow>
      <mrow>
        <msup>
          <mi>e</mi>
          <mo stretchy="false">α</mo>
        </msup>
        <mo stretchy="false">=</mo>
        <mi>A</mi>
      </mrow>
      <mtext> jadi </mtext>
      <mrow>
        <mo stretchy="false">α</mo>
        <mo stretchy="false">=</mo>
        <mi>ln</mi>
      </mrow>
      <mi>A</mi>
      <mtext> dan </mtext>
      <mrow>
        <mo stretchy="false">β</mo>
        <mo stretchy="false">=</mo>
        <mrow>
          <mrow>
            <mo stretchy="false">−</mo>
            <mn>1</mn>
          </mrow>
          <mo stretchy="false">/</mo>
          <mi mathvariant="italic">kT</mi>
        </mrow>
      </mrow>
    </mrow>
    <annotation encoding="StarMath 5.0">e^%alpha = A " jadi " %alpha = ln A " dan " %beta = -1/kT</annotation>
  </semantics>
</math>
</file>

<file path=Object 28/content.xml><?xml version="1.0" encoding="utf-8"?>
<math xmlns="http://www.w3.org/1998/Math/MathML">
  <semantics>
    <mrow>
      <mi>ln</mi>
      <mrow>
        <msub>
          <mi>W</mi>
          <mi mathvariant="italic">max</mi>
        </msub>
        <mo stretchy="false">=</mo>
        <mi>N</mi>
      </mrow>
      <mi>ln</mi>
      <mrow>
        <mi>N</mi>
        <mo stretchy="false">−</mo>
        <mi>N</mi>
      </mrow>
      <mi>ln</mi>
      <mrow>
        <mi>A</mi>
        <mo stretchy="false">+</mo>
        <mfrac>
          <mi>E</mi>
          <mrow>
            <mi mathvariant="italic">kT</mi>
          </mrow>
        </mfrac>
      </mrow>
    </mrow>
    <annotation encoding="StarMath 5.0">ln W_max = N ln N - N ln A + E over {kT}</annotation>
  </semantics>
</math>
</file>

<file path=Object 29/content.xml><?xml version="1.0" encoding="utf-8"?>
<math xmlns="http://www.w3.org/1998/Math/MathML">
  <semantics>
    <mrow>
      <mrow>
        <mtext>            </mtext>
        <mo stretchy="false">=</mo>
        <mi>N</mi>
      </mrow>
      <mi>ln</mi>
      <mrow>
        <mrow>
          <mfrac>
            <mi>N</mi>
            <mi>A</mi>
          </mfrac>
        </mrow>
        <mo stretchy="false">+</mo>
        <mrow>
          <mfrac>
            <mi>E</mi>
            <mi>k</mi>
          </mfrac>
          <mi>T</mi>
        </mrow>
      </mrow>
    </mrow>
    <annotation encoding="StarMath 5.0"> 
"            " =  N ln {N over A} + {E over k T}</annotation>
  </semantics>
</math>
</file>

<file path=Object 3/content.xml><?xml version="1.0" encoding="utf-8"?>
<math xmlns="http://www.w3.org/1998/Math/MathML">
  <semantics>
    <mrow>
      <mrow>
        <mrow>
          <mrow>
            <munder>
              <mo stretchy="false">∑</mo>
              <mrow>
                <mi>s</mi>
              </mrow>
            </munder>
            <mrow>
              <msub>
                <mi>n</mi>
                <mi>s</mi>
              </msub>
            </mrow>
          </mrow>
          <mo stretchy="false">=</mo>
          <mi>N</mi>
        </mrow>
        <mo stretchy="false">=</mo>
        <mtext>konstan</mtext>
      </mrow>
      <mtext>   </mtext>
      <mo stretchy="false">⇒</mo>
      <mtext>   </mtext>
      <mrow>
        <mrow>
          <munder>
            <mo stretchy="false">∑</mo>
            <mrow>
              <mi>s</mi>
            </mrow>
          </munder>
          <msub>
            <mi mathvariant="italic">dn</mi>
            <mi>s</mi>
          </msub>
        </mrow>
        <mo stretchy="false">=</mo>
        <mi mathvariant="italic">dN</mi>
      </mrow>
      <mn>0</mn>
    </mrow>
    <annotation encoding="StarMath 5.0">sum from {s} {n_s}  = N = "konstan" "   " drarrow "   " sum from {s} dn_s  = dN 0</annotation>
  </semantics>
</math>
</file>

<file path=Object 30/content.xml><?xml version="1.0" encoding="utf-8"?>
<math xmlns="http://www.w3.org/1998/Math/MathML">
  <semantics>
    <mrow>
      <mrow>
        <mi>N</mi>
        <mo stretchy="false">/</mo>
        <mi>A</mi>
      </mrow>
    </mrow>
    <annotation encoding="StarMath 5.0">N/A</annotation>
  </semantics>
</math>
</file>

<file path=Object 31/content.xml><?xml version="1.0" encoding="utf-8"?>
<math xmlns="http://www.w3.org/1998/Math/MathML">
  <semantics>
    <mrow>
      <mrow>
        <mrow>
          <mi>Z</mi>
          <mo stretchy="false">=</mo>
          <mfrac>
            <mi>N</mi>
            <mi>A</mi>
          </mfrac>
        </mrow>
        <mo stretchy="false">≡</mo>
        <mfrac>
          <mrow>
            <mrow>
              <munder>
                <mo stretchy="false">∑</mo>
                <mrow>
                  <mi>s</mi>
                </mrow>
              </munder>
              <mrow>
                <msub>
                  <mi>n</mi>
                  <mi>s</mi>
                </msub>
              </mrow>
            </mrow>
          </mrow>
          <msup>
            <mi>e</mi>
            <mo stretchy="false">α</mo>
          </msup>
        </mfrac>
      </mrow>
    </mrow>
    <annotation encoding="StarMath 5.0">Z = N over A equiv {sum from {s}  {n_s}} over e^%alpha</annotation>
  </semantics>
</math>
</file>

<file path=Object 32/content.xml><?xml version="1.0" encoding="utf-8"?>
<math xmlns="http://www.w3.org/1998/Math/MathML">
  <semantics>
    <mrow>
      <mi>ln</mi>
      <mrow>
        <msub>
          <mi>W</mi>
          <mi mathvariant="italic">max</mi>
        </msub>
        <mo stretchy="false">=</mo>
        <mi>N</mi>
      </mrow>
      <mi>ln</mi>
      <mrow>
        <mi>Z</mi>
        <mo stretchy="false">+</mo>
        <mfrac>
          <mi>E</mi>
          <mrow>
            <mi mathvariant="italic">kT</mi>
          </mrow>
        </mfrac>
      </mrow>
    </mrow>
    <annotation encoding="StarMath 5.0">ln W_max = N ln Z + E over {kT}</annotation>
  </semantics>
</math>
</file>

<file path=Object 33/content.xml><?xml version="1.0" encoding="utf-8"?>
<math xmlns="http://www.w3.org/1998/Math/MathML">
  <semantics>
    <mrow>
      <mrow>
        <mi>S</mi>
        <mo stretchy="false">=</mo>
        <mi>k</mi>
      </mrow>
      <mi>ln</mi>
      <msub>
        <mi>W</mi>
        <mi mathvariant="italic">max</mi>
      </msub>
    </mrow>
    <annotation encoding="StarMath 5.0">S = k ln W_max </annotation>
  </semantics>
</math>
</file>

<file path=Object 34/content.xml><?xml version="1.0" encoding="utf-8"?>
<math xmlns="http://www.w3.org/1998/Math/MathML">
  <semantics>
    <mrow>
      <mrow>
        <mi>F</mi>
        <mo stretchy="false">=</mo>
        <mrow>
          <mi>E</mi>
          <mo stretchy="false">−</mo>
          <mi mathvariant="italic">TS</mi>
        </mrow>
      </mrow>
      <mtext>   </mtext>
      <mo stretchy="false">⇒</mo>
      <mtext>   </mtext>
      <mi>d</mi>
      <mrow>
        <mi>F</mi>
        <mo stretchy="false">=</mo>
        <mrow>
          <mi mathvariant="italic">dE</mi>
          <mo stretchy="false">−</mo>
          <mi>T</mi>
        </mrow>
      </mrow>
      <mrow>
        <mi mathvariant="italic">dS</mi>
        <mo stretchy="false">−</mo>
        <mi>S</mi>
      </mrow>
      <mi mathvariant="italic">dT</mi>
    </mrow>
    <annotation encoding="StarMath 5.0">F = E - TS  "   " drarrow "   "d F = dE - T dS - S dT</annotation>
  </semantics>
</math>
</file>

<file path=Object 35/content.xml><?xml version="1.0" encoding="utf-8"?>
<math xmlns="http://www.w3.org/1998/Math/MathML">
  <semantics>
    <mrow>
      <mi>T</mi>
      <mrow>
        <mrow>
          <mi mathvariant="italic">dS</mi>
          <mo stretchy="false">=</mo>
          <mrow>
            <mi mathvariant="italic">dE</mi>
            <mo stretchy="false">+</mo>
            <mi mathvariant="italic">dW</mi>
          </mrow>
        </mrow>
        <mo stretchy="false">=</mo>
        <mrow>
          <mi mathvariant="italic">dE</mi>
          <mo stretchy="false">+</mo>
          <mi mathvariant="italic">pdV</mi>
        </mrow>
      </mrow>
    </mrow>
    <annotation encoding="StarMath 5.0">T dS  = dE + dW = dE + pdV</annotation>
  </semantics>
</math>
</file>

<file path=Object 36/content.xml><?xml version="1.0" encoding="utf-8"?>
<math xmlns="http://www.w3.org/1998/Math/MathML">
  <semantics>
    <mrow>
      <mrow>
        <mi mathvariant="italic">dF</mi>
        <mo stretchy="false">=</mo>
        <mrow>
          <mrow>
            <mo stretchy="false">−</mo>
            <mi mathvariant="italic">pdV</mi>
          </mrow>
          <mo stretchy="false">−</mo>
          <mi mathvariant="italic">SdT</mi>
        </mrow>
      </mrow>
    </mrow>
    <annotation encoding="StarMath 5.0">dF = - pdV -SdT</annotation>
  </semantics>
</math>
</file>

<file path=Object 37/content.xml><?xml version="1.0" encoding="utf-8"?>
<math xmlns="http://www.w3.org/1998/Math/MathML">
  <semantics>
    <mrow>
      <mrow>
        <mi>p</mi>
        <mo stretchy="false">=</mo>
        <mrow>
          <mo stretchy="false">−</mo>
          <msub>
            <mfenced open="{" close="}">
              <mrow>
                <mfrac>
                  <mrow>
                    <mo stretchy="false">∂</mo>
                    <mi>F</mi>
                  </mrow>
                  <mrow>
                    <mo stretchy="false">∂</mo>
                    <mi>V</mi>
                  </mrow>
                </mfrac>
              </mrow>
            </mfenced>
            <mi>T</mi>
          </msub>
        </mrow>
      </mrow>
    </mrow>
    <annotation encoding="StarMath 5.0">p = - left lbrace{partial F} over {partial V} right rbrace _T</annotation>
  </semantics>
</math>
</file>

<file path=Object 38/content.xml><?xml version="1.0" encoding="utf-8"?>
<math xmlns="http://www.w3.org/1998/Math/MathML">
  <semantics>
    <mrow>
      <mrow>
        <mi>S</mi>
        <mo stretchy="false">=</mo>
        <mrow>
          <mo stretchy="false">−</mo>
          <msub>
            <mfenced open="{" close="}">
              <mrow>
                <mfrac>
                  <mrow>
                    <mo stretchy="false">∂</mo>
                    <mi>F</mi>
                  </mrow>
                  <mrow>
                    <mo stretchy="false">∂</mo>
                    <mi>T</mi>
                  </mrow>
                </mfrac>
              </mrow>
            </mfenced>
            <mi>V</mi>
          </msub>
        </mrow>
      </mrow>
    </mrow>
    <annotation encoding="StarMath 5.0">S = -left lbrace {partial F} over { partial T}right  rbrace _V</annotation>
  </semantics>
</math>
</file>

<file path=Object 39/content.xml><?xml version="1.0" encoding="utf-8"?>
<math xmlns="http://www.w3.org/1998/Math/MathML">
  <semantics>
    <mrow>
      <mrow>
        <mi>S</mi>
        <mo stretchy="false">=</mo>
        <mi>N</mi>
      </mrow>
      <mi>k</mi>
      <mi>ln</mi>
      <mrow>
        <mi>Z</mi>
        <mo stretchy="false">+</mo>
        <mfrac>
          <mi>E</mi>
          <mi>T</mi>
        </mfrac>
      </mrow>
    </mrow>
    <annotation encoding="StarMath 5.0">S = N k ln Z + E over T</annotation>
  </semantics>
</math>
</file>

<file path=Object 4/content.xml><?xml version="1.0" encoding="utf-8"?>
<math xmlns="http://www.w3.org/1998/Math/MathML">
  <semantics>
    <mrow>
      <mrow>
        <munder>
          <mo stretchy="false">∑</mo>
          <mrow>
            <mi>s</mi>
          </mrow>
        </munder>
        <mrow>
          <msub>
            <mi>n</mi>
            <mi>s</mi>
          </msub>
          <mrow>
            <mrow>
              <msub>
                <mo stretchy="false">ϵ</mo>
                <mi>s</mi>
              </msub>
              <mo stretchy="false">=</mo>
              <mi>E</mi>
            </mrow>
            <mo stretchy="false">=</mo>
            <mi mathvariant="italic">konstan</mi>
          </mrow>
        </mrow>
      </mrow>
      <mtext>   </mtext>
      <mo stretchy="false">⇒</mo>
      <mtext>   </mtext>
      <mrow>
        <munder>
          <mo stretchy="false">∑</mo>
          <mrow>
            <mi>s</mi>
          </mrow>
        </munder>
        <mrow>
          <msub>
            <mo stretchy="false">ϵ</mo>
            <mi>s</mi>
          </msub>
          <mrow>
            <mrow>
              <msub>
                <mi mathvariant="italic">dn</mi>
                <mi>s</mi>
              </msub>
              <mo stretchy="false">=</mo>
              <mi mathvariant="italic">dE</mi>
            </mrow>
            <mo stretchy="false">=</mo>
            <mn>0</mn>
          </mrow>
        </mrow>
      </mrow>
    </mrow>
    <annotation encoding="StarMath 5.0">sum from {s} {n_s %epsilon_s = E = konstan } "   " drarrow  "   "sum from {s} {%epsilon_s dn_s = dE = 0 }</annotation>
  </semantics>
</math>
</file>

<file path=Object 40/content.xml><?xml version="1.0" encoding="utf-8"?>
<math xmlns="http://www.w3.org/1998/Math/MathML">
  <semantics>
    <mrow>
      <mi>T</mi>
    </mrow>
    <annotation encoding="StarMath 5.0">T</annotation>
  </semantics>
</math>
</file>

<file path=Object 41/content.xml><?xml version="1.0" encoding="utf-8"?>
<math xmlns="http://www.w3.org/1998/Math/MathML">
  <semantics>
    <mrow>
      <mrow>
        <mrow>
          <mi mathvariant="italic">ST</mi>
          <mo stretchy="false">−</mo>
          <mi>E</mi>
        </mrow>
        <mo stretchy="false">=</mo>
        <mi mathvariant="italic">NkT</mi>
      </mrow>
      <mi>ln</mi>
      <mrow>
        <mi>Z</mi>
        <mo stretchy="false">=</mo>
        <mrow>
          <mo stretchy="false">−</mo>
          <mi>F</mi>
        </mrow>
      </mrow>
    </mrow>
    <annotation encoding="StarMath 5.0">ST - E = NkT ln Z = - F</annotation>
  </semantics>
</math>
</file>

<file path=Object 42/content.xml><?xml version="1.0" encoding="utf-8"?>
<math xmlns="http://www.w3.org/1998/Math/MathML">
  <semantics>
    <mrow>
      <mrow>
        <mi>F</mi>
        <mo stretchy="false">=</mo>
        <mrow>
          <mo stretchy="false">−</mo>
          <mi mathvariant="italic">NkT</mi>
        </mrow>
      </mrow>
      <mi>ln</mi>
      <mi>Z</mi>
    </mrow>
    <annotation encoding="StarMath 5.0">F = - NkT ln Z</annotation>
  </semantics>
</math>
</file>

<file path=Object 43/content.xml><?xml version="1.0" encoding="utf-8"?>
<math xmlns="http://www.w3.org/1998/Math/MathML">
  <semantics>
    <mrow>
      <mo stretchy="false">ϵ</mo>
    </mrow>
    <annotation encoding="StarMath 5.0">%epsilon </annotation>
  </semantics>
</math>
</file>

<file path=Object 44/content.xml><?xml version="1.0" encoding="utf-8"?>
<math xmlns="http://www.w3.org/1998/Math/MathML">
  <semantics>
    <mrow>
      <mrow>
        <mo stretchy="false">ϵ</mo>
        <mo stretchy="false">+</mo>
        <mi>d</mi>
      </mrow>
      <mo stretchy="false">ϵ</mo>
    </mrow>
    <annotation encoding="StarMath 5.0">%epsilon + d%epsilon</annotation>
  </semantics>
</math>
</file>

<file path=Object 45/content.xml><?xml version="1.0" encoding="utf-8"?>
<math xmlns="http://www.w3.org/1998/Math/MathML">
  <semantics>
    <mrow>
      <mi>g</mi>
      <mrow>
        <mo stretchy="false">(</mo>
        <mrow>
          <mo stretchy="false">ϵ</mo>
        </mrow>
        <mo stretchy="false">)</mo>
      </mrow>
      <mi>d</mi>
      <mrow>
        <mo stretchy="false">ϵ</mo>
        <mo stretchy="false">=</mo>
        <mfrac>
          <mrow>
            <mi>V</mi>
            <mn>2</mn>
            <mo stretchy="false">π</mo>
            <msup>
              <mrow>
                <mo stretchy="false">(</mo>
                <mrow>
                  <mn>2m</mn>
                </mrow>
                <mo stretchy="false">)</mo>
              </mrow>
              <mrow>
                <mrow>
                  <mn>3</mn>
                  <mo stretchy="false">/</mo>
                  <mn>2</mn>
                </mrow>
              </mrow>
            </msup>
            <msup>
              <mo stretchy="false">ϵ</mo>
              <mrow>
                <mrow>
                  <mn>1</mn>
                  <mo stretchy="false">/</mo>
                  <mn>2</mn>
                </mrow>
              </mrow>
            </msup>
            <mi>d</mi>
            <mo stretchy="false">ϵ</mo>
          </mrow>
          <mrow>
            <msup>
              <mi>h</mi>
              <mn>3</mn>
            </msup>
          </mrow>
        </mfrac>
      </mrow>
    </mrow>
    <annotation encoding="StarMath 5.0">g(%epsilon) d%epsilon ={ V 2%pi (2m)^{3/2} %epsilon^{1/2} d%epsilon } over {h^3}</annotation>
  </semantics>
</math>
</file>

<file path=Object 46/content.xml><?xml version="1.0" encoding="utf-8"?>
<math xmlns="http://www.w3.org/1998/Math/MathML">
  <semantics>
    <mtable>
      <mtr>
        <mtd>
          <mrow>
            <mrow>
              <mi>Z</mi>
              <mo stretchy="false">=</mo>
              <mrow>
                <munder>
                  <mo stretchy="false">∑</mo>
                  <mrow>
                    <mi>s</mi>
                  </mrow>
                </munder>
                <msub>
                  <mi>g</mi>
                  <mi>s</mi>
                </msub>
              </mrow>
            </mrow>
            <msup>
              <mi>e</mi>
              <mrow>
                <mrow>
                  <mrow>
                    <mo stretchy="false">−</mo>
                    <mo stretchy="false">ϵ</mo>
                  </mrow>
                  <mo stretchy="false">/</mo>
                  <mi mathvariant="italic">kT</mi>
                </mrow>
              </mrow>
            </msup>
          </mrow>
        </mtd>
      </mtr>
      <mtr>
        <mtd>
          <mrow>
            <mrow>
              <mtext>   </mtext>
              <mo stretchy="false">≡</mo>
              <mrow>
                <munderover>
                  <mo stretchy="false">∫</mo>
                  <mrow>
                    <mn>0</mn>
                  </mrow>
                  <mrow>
                    <mo stretchy="false">∞</mo>
                  </mrow>
                </munderover>
                <msup>
                  <mi>e</mi>
                  <mrow>
                    <mrow>
                      <mrow>
                        <mo stretchy="false">−</mo>
                        <mo stretchy="false">ϵ</mo>
                      </mrow>
                      <mo stretchy="false">/</mo>
                      <mi mathvariant="italic">kT</mi>
                    </mrow>
                  </mrow>
                </msup>
              </mrow>
            </mrow>
            <mi>g</mi>
            <mrow>
              <mo stretchy="false">(</mo>
              <mrow>
                <mo stretchy="false">ϵ</mo>
              </mrow>
              <mo stretchy="false">)</mo>
            </mrow>
            <mi>d</mi>
            <mo stretchy="false">ϵ</mo>
          </mrow>
        </mtd>
      </mtr>
      <mtr>
        <mtd>
          <mrow>
            <mrow>
              <mtext>   </mtext>
              <mo stretchy="false">=</mo>
              <mfrac>
                <mrow>
                  <mn>2</mn>
                  <mo stretchy="false">π</mo>
                  <mi>V</mi>
                  <msup>
                    <mrow>
                      <mo stretchy="false">(</mo>
                      <mrow>
                        <mn>2m</mn>
                      </mrow>
                      <mo stretchy="false">)</mo>
                    </mrow>
                    <mrow>
                      <mrow>
                        <mn>3</mn>
                        <mo stretchy="false">/</mo>
                        <mn>2</mn>
                      </mrow>
                    </mrow>
                  </msup>
                </mrow>
                <mrow>
                  <msup>
                    <mi>h</mi>
                    <mn>3</mn>
                  </msup>
                </mrow>
              </mfrac>
            </mrow>
            <mrow>
              <munderover>
                <mo stretchy="false">∫</mo>
                <mrow>
                  <mn>0</mn>
                </mrow>
                <mrow>
                  <mo stretchy="false">∞</mo>
                </mrow>
              </munderover>
              <msup>
                <mo stretchy="false">ϵ</mo>
                <mrow>
                  <mrow>
                    <mn>1</mn>
                    <mo stretchy="false">/</mo>
                    <mn>2</mn>
                  </mrow>
                </mrow>
              </msup>
            </mrow>
            <msup>
              <mi>e</mi>
              <mrow>
                <mrow>
                  <mrow>
                    <mo stretchy="false">−</mo>
                    <mo stretchy="false">ϵ</mo>
                  </mrow>
                  <mo stretchy="false">/</mo>
                  <mi mathvariant="italic">kT</mi>
                </mrow>
              </mrow>
            </msup>
            <mi>d</mi>
            <mo stretchy="false">ϵ</mo>
          </mrow>
        </mtd>
      </mtr>
      <mtr>
        <mtd>
          <mrow>
            <mrow>
              <mtext>   </mtext>
              <mo stretchy="false">=</mo>
              <mi>V</mi>
            </mrow>
            <msup>
              <mrow>
                <mo stretchy="false">(</mo>
                <mrow>
                  <mn>2</mn>
                  <mo stretchy="false">π</mo>
                  <mi>m</mi>
                  <mi>k</mi>
                  <mi>T</mi>
                </mrow>
                <mo stretchy="false">)</mo>
              </mrow>
              <mrow>
                <mrow>
                  <mn>3</mn>
                  <mo stretchy="false">/</mo>
                  <mn>2</mn>
                </mrow>
              </mrow>
            </msup>
            <mtext>     (setelah dengan menggunakan bantuan fungsi gamma)</mtext>
          </mrow>
        </mtd>
      </mtr>
    </mtable>
    <annotation encoding="StarMath 5.0">alignl Z = sum from {s} g_s e^{-%epsilon/kT} newline
"   "equiv int from{0} to{infinity} e^{-%epsilon/kT} g(%epsilon) d%epsilon  newline
"   " = {2%pi V (2m)^{3/2} } over {h^3}int from {0} to {infinity} %epsilon^{1/2} e^{-%epsilon/ kT} d %epsilon  newline

"   " = V (2%pi m k T) ^{3/2} "     (setelah dengan menggunakan bantuan fungsi gamma)"</annotation>
  </semantics>
</math>
</file>

<file path=Object 47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o stretchy="false">−</mo>
                <mfenced open="{" close="}">
                  <mrow>
                    <mrow>
                      <mfrac>
                        <mo stretchy="false">∂</mo>
                        <mrow>
                          <mo stretchy="false">∂</mo>
                          <mi>T</mi>
                        </mrow>
                      </mfrac>
                      <mfenced open="(" close=")">
                        <mrow>
                          <mrow>
                            <mo stretchy="false">−</mo>
                            <mi>N</mi>
                          </mrow>
                          <mi>k</mi>
                          <mi>T</mi>
                          <mi>ln</mi>
                          <mfenced open="[" close="]">
                            <mrow>
                              <mfrac>
                                <mrow>
                                  <mi>V</mi>
                                  <msup>
                                    <mrow>
                                      <mo stretchy="false">(</mo>
                                      <mrow>
                                        <mn>2</mn>
                                        <mo stretchy="false">π</mo>
                                        <mi>m</mi>
                                        <mi>k</mi>
                                        <mi>T</mi>
                                      </mrow>
                                      <mo stretchy="false">)</mo>
                                    </mrow>
                                    <mrow>
                                      <mrow>
                                        <mn>3</mn>
                                        <mo stretchy="false">/</mo>
                                        <mn>2</mn>
                                      </mrow>
                                    </mrow>
                                  </msup>
                                </mrow>
                                <mrow>
                                  <msup>
                                    <mi>h</mi>
                                    <mn>3</mn>
                                  </msup>
                                </mrow>
                              </mfrac>
                            </mrow>
                          </mfenced>
                        </mrow>
                      </mfenced>
                    </mrow>
                  </mrow>
                </mfenced>
              </mrow>
            </mrow>
          </mrow>
        </mtd>
      </mtr>
      <mtr>
        <mtd>
          <mrow>
            <mrow>
              <mtext>  </mtext>
              <mo stretchy="false">=</mo>
              <mi>N</mi>
            </mrow>
            <mi>k</mi>
            <mi>ln</mi>
            <mrow>
              <mfenced open="[" close="]">
                <mrow>
                  <mfrac>
                    <mrow>
                      <mi>V</mi>
                      <msup>
                        <mrow>
                          <mo stretchy="false">(</mo>
                          <mrow>
                            <mn>2</mn>
                            <mo stretchy="false">π</mo>
                            <mi mathvariant="italic">mk</mi>
                            <mi>T</mi>
                          </mrow>
                          <mo stretchy="false">)</mo>
                        </mrow>
                        <mrow>
                          <mrow>
                            <mn>3</mn>
                            <mo stretchy="false">/</mo>
                            <mn>2</mn>
                          </mrow>
                        </mrow>
                      </msup>
                    </mrow>
                    <mrow>
                      <msup>
                        <mi>h</mi>
                        <mn>3</mn>
                      </msup>
                    </mrow>
                  </mfrac>
                </mrow>
              </mfenced>
              <mo stretchy="false">+</mo>
              <mrow>
                <mfrac>
                  <mn>3</mn>
                  <mn>2</mn>
                </mfrac>
              </mrow>
            </mrow>
            <mi mathvariant="italic">Nk</mi>
          </mrow>
        </mtd>
      </mtr>
    </mtable>
    <annotation encoding="StarMath 5.0">S = - left lbrace {partial over {partial T} left ( -N k T  ln left [{ V (2 %pi m k T)^{3/2} } over {h^3} right ]  right )} right rbrace newline 
"  " =  N k  ln left [{ V (2 %pi mk T)^{3/2} } over {h^3} right ] + {3 over 2} Nk</annotation>
  </semantics>
</math>
</file>

<file path=Object 48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n>3</mn>
              <mo stretchy="false">/</mo>
              <mn>2</mn>
            </mrow>
          </mrow>
          <mo stretchy="false">)</mo>
        </mrow>
      </mrow>
      <mi>N</mi>
      <mi>k</mi>
      <mi>T</mi>
    </mrow>
    <annotation encoding="StarMath 5.0">E  = ( 3 /2 ) N k T</annotation>
  </semantics>
</math>
</file>

<file path=Object 49/content.xml><?xml version="1.0" encoding="utf-8"?>
<math xmlns="http://www.w3.org/1998/Math/MathML">
  <semantics>
    <mrow>
      <mrow>
        <mi>S</mi>
        <mo stretchy="false">=</mo>
        <mi>N</mi>
      </mrow>
      <mi>k</mi>
      <mi>ln</mi>
      <mrow>
        <mfenced open="[" close="]">
          <mrow>
            <mi>V</mi>
            <msup>
              <mfenced open="(" close=")">
                <mrow>
                  <mfrac>
                    <mrow>
                      <mn>2</mn>
                      <mo stretchy="false">π</mo>
                      <mi>m</mi>
                      <mi>E</mi>
                    </mrow>
                    <mrow>
                      <mn>3</mn>
                      <mi>N</mi>
                      <msup>
                        <mi>h</mi>
                        <mn>2</mn>
                      </msup>
                    </mrow>
                  </mfrac>
                </mrow>
              </mfenced>
              <mrow>
                <mrow>
                  <mn>3</mn>
                  <mo stretchy="false">/</mo>
                  <mn>2</mn>
                </mrow>
              </mrow>
            </msup>
          </mrow>
        </mfenced>
        <mo stretchy="false">+</mo>
        <mfrac>
          <mn>3</mn>
          <mn>2</mn>
        </mfrac>
      </mrow>
      <mi>N</mi>
      <mi>k</mi>
    </mrow>
    <annotation encoding="StarMath 5.0">S = N k ln left [ V left ( {2 %pi m E} over {3 N h^2} right )^{3/2}right ] + 3 over 2 N k </annotation>
  </semantics>
</math>
</file>

<file path=Object 5/content.xml><?xml version="1.0" encoding="utf-8"?>
<math xmlns="http://www.w3.org/1998/Math/MathML">
  <semantics>
    <mrow>
      <mrow>
        <mi mathvariant="italic">dW</mi>
        <mo stretchy="false">+</mo>
        <mi>a</mi>
      </mrow>
      <mrow>
        <mrow>
          <mi mathvariant="italic">dN</mi>
          <mo stretchy="false">+</mo>
          <mi mathvariant="italic">bdE</mi>
        </mrow>
        <mo stretchy="false">=</mo>
        <mn>0</mn>
      </mrow>
    </mrow>
    <annotation encoding="StarMath 5.0">dW + a dN + bdE = 0</annotation>
  </semantics>
</math>
</file>

<file path=Object 50/content.xml><?xml version="1.0" encoding="utf-8"?>
<math xmlns="http://www.w3.org/1998/Math/MathML">
  <semantics>
    <mtable>
      <mtr>
        <mtd>
          <mrow>
            <mrow>
              <mrow>
                <msub>
                  <mi>S</mi>
                  <mi>T</mi>
                </msub>
                <mo stretchy="false">=</mo>
                <mrow>
                  <msub>
                    <mi>S</mi>
                    <mn>1</mn>
                  </msub>
                  <mo stretchy="false">+</mo>
                  <msub>
                    <mi>S</mi>
                    <mn>2</mn>
                  </msub>
                </mrow>
              </mrow>
              <mo stretchy="false">=</mo>
              <mrow>
                <mfenced open="{" close="}">
                  <mrow>
                    <mi>N</mi>
                    <mi>k</mi>
                    <mi>ln</mi>
                    <mrow>
                      <mfenced open="[" close="]">
                        <mrow>
                          <mi>V</mi>
                          <msup>
                            <mfenced open="(" close=")">
                              <mrow>
                                <mfrac>
                                  <mrow>
                                    <mn>2</mn>
                                    <mo stretchy="false">π</mo>
                                    <mi>m</mi>
                                    <mi>E</mi>
                                  </mrow>
                                  <mrow>
                                    <mn>3</mn>
                                    <mi>N</mi>
                                    <msup>
                                      <mi>h</mi>
                                      <mn>2</mn>
                                    </msup>
                                  </mrow>
                                </mfrac>
                              </mrow>
                            </mfenced>
                            <mrow>
                              <mrow>
                                <mn>3</mn>
                                <mo stretchy="false">/</mo>
                                <mn>2</mn>
                              </mrow>
                            </mrow>
                          </msup>
                        </mrow>
                      </mfenced>
                      <mo stretchy="false">+</mo>
                      <mfrac>
                        <mn>3</mn>
                        <mn>2</mn>
                      </mfrac>
                    </mrow>
                    <mi>N</mi>
                    <mi>k</mi>
                  </mrow>
                </mfenced>
                <mo stretchy="false">+</mo>
                <mfenced open="{" close="}">
                  <mrow>
                    <mi>N</mi>
                    <mi>k</mi>
                    <mi>ln</mi>
                    <mrow>
                      <mfenced open="[" close="]">
                        <mrow>
                          <mi>V</mi>
                          <msup>
                            <mfenced open="(" close=")">
                              <mrow>
                                <mfrac>
                                  <mrow>
                                    <mn>2</mn>
                                    <mo stretchy="false">π</mo>
                                    <mi>m</mi>
                                    <mi>E</mi>
                                  </mrow>
                                  <mrow>
                                    <mn>3</mn>
                                    <mi>N</mi>
                                    <msup>
                                      <mi>h</mi>
                                      <mn>2</mn>
                                    </msup>
                                  </mrow>
                                </mfrac>
                              </mrow>
                            </mfenced>
                            <mrow>
                              <mrow>
                                <mn>3</mn>
                                <mo stretchy="false">/</mo>
                                <mn>2</mn>
                              </mrow>
                            </mrow>
                          </msup>
                        </mrow>
                      </mfenced>
                      <mo stretchy="false">+</mo>
                      <mfrac>
                        <mn>3</mn>
                        <mn>2</mn>
                      </mfrac>
                    </mrow>
                    <mi>N</mi>
                    <mi>k</mi>
                  </mrow>
                </mfenced>
              </mrow>
            </mrow>
          </mrow>
        </mtd>
      </mtr>
      <mtr>
        <mtd>
          <mrow>
            <mrow>
              <mtext>    </mtext>
              <mo stretchy="false">=</mo>
              <mn>2</mn>
            </mrow>
            <mfenced open="{" close="}">
              <mrow>
                <mi>N</mi>
                <mi>k</mi>
                <mi>ln</mi>
                <mrow>
                  <mfenced open="[" close="]">
                    <mrow>
                      <mi>V</mi>
                      <msup>
                        <mfenced open="(" close=")">
                          <mrow>
                            <mfrac>
                              <mrow>
                                <mn>2</mn>
                                <mo stretchy="false">π</mo>
                                <mi>m</mi>
                                <mi>E</mi>
                              </mrow>
                              <mrow>
                                <mn>3</mn>
                                <mi>N</mi>
                                <msup>
                                  <mi>h</mi>
                                  <mn>2</mn>
                                </msup>
                              </mrow>
                            </mfrac>
                          </mrow>
                        </mfenced>
                        <mrow>
                          <mrow>
                            <mn>3</mn>
                            <mo stretchy="false">/</mo>
                            <mn>2</mn>
                          </mrow>
                        </mrow>
                      </msup>
                    </mrow>
                  </mfenced>
                  <mo stretchy="false">+</mo>
                  <mfrac>
                    <mn>3</mn>
                    <mn>2</mn>
                  </mfrac>
                </mrow>
                <mi>N</mi>
                <mi>k</mi>
              </mrow>
            </mfenced>
          </mrow>
        </mtd>
      </mtr>
    </mtable>
    <annotation encoding="StarMath 5.0">S_T = S_1 + S_2 =left lbrace   N k ln left [ V left ( {2 %pi m E} over {3 N h^2} right )^{3/2}right ] + 3 over 2 N k right rbrace + left lbrace N k ln left [ V left ( {2 %pi m E} over {3 N h^2} right )^{3/2}right ] + 3 over 2 N k  right rbrace newline 

"    " = 2 left lbrace  N k ln left [ V left ( {2 %pi m E} over {3 N h^2} right )^{3/2}right ] + 3 over 2 N k   right rbrace </annotation>
  </semantics>
</math>
</file>

<file path=Object 51/content.xml><?xml version="1.0" encoding="utf-8"?>
<math xmlns="http://www.w3.org/1998/Math/MathML">
  <semantics>
    <mrow>
      <mrow>
        <msub>
          <mi>S</mi>
          <mi>T</mi>
        </msub>
        <mo stretchy="false">=</mo>
        <mrow>
          <mo stretchy="false">(</mo>
          <mrow>
            <mn>2</mn>
            <mi>N</mi>
          </mrow>
          <mo stretchy="false">)</mo>
        </mrow>
      </mrow>
      <mi>k</mi>
      <mi>ln</mi>
      <mrow>
        <mfenced open="[" close="]">
          <mrow>
            <mrow>
              <mo stretchy="false">(</mo>
              <mrow>
                <mn>2V</mn>
              </mrow>
              <mo stretchy="false">)</mo>
            </mrow>
            <msup>
              <mfenced open="(" close=")">
                <mrow>
                  <mfrac>
                    <mrow>
                      <mn>2</mn>
                      <mo stretchy="false">π</mo>
                      <mi>m</mi>
                      <mrow>
                        <mo stretchy="false">(</mo>
                        <mrow>
                          <mn>2</mn>
                          <mi>E</mi>
                        </mrow>
                        <mo stretchy="false">)</mo>
                      </mrow>
                    </mrow>
                    <mrow>
                      <mn>3</mn>
                      <mrow>
                        <mo stretchy="false">(</mo>
                        <mrow>
                          <mn>2N</mn>
                        </mrow>
                        <mo stretchy="false">)</mo>
                      </mrow>
                      <msup>
                        <mi>h</mi>
                        <mn>2</mn>
                      </msup>
                    </mrow>
                  </mfrac>
                </mrow>
              </mfenced>
              <mrow>
                <mrow>
                  <mn>3</mn>
                  <mo stretchy="false">/</mo>
                  <mn>2</mn>
                </mrow>
              </mrow>
            </msup>
          </mrow>
        </mfenced>
        <mo stretchy="false">+</mo>
        <mfrac>
          <mn>3</mn>
          <mn>2</mn>
        </mfrac>
      </mrow>
      <mn>2N</mn>
      <mi>k</mi>
    </mrow>
    <annotation encoding="StarMath 5.0">S_T = (2 N) k ln left [ (2V) left ( {2 %pi m (2E)} over {3 (2N) h^2} right )^{3/2}right ] + 3 over 2 2N k </annotation>
  </semantics>
</math>
</file>

<file path=Object 52/content.xml><?xml version="1.0" encoding="utf-8"?>
<math xmlns="http://www.w3.org/1998/Math/MathML">
  <semantics>
    <mrow>
      <mrow>
        <mtext>    </mtext>
        <mo stretchy="false">=</mo>
        <mn>2</mn>
      </mrow>
      <mrow>
        <mfenced open="{" close="}">
          <mrow>
            <mi>N</mi>
            <mi>k</mi>
            <mi>ln</mi>
            <mrow>
              <mfenced open="[" close="]">
                <mrow>
                  <mi>V</mi>
                  <msup>
                    <mfenced open="(" close=")">
                      <mrow>
                        <mfrac>
                          <mrow>
                            <mn>2</mn>
                            <mo stretchy="false">π</mo>
                            <mi>m</mi>
                            <mi>E</mi>
                          </mrow>
                          <mrow>
                            <mn>3</mn>
                            <mi>N</mi>
                            <msup>
                              <mi>h</mi>
                              <mn>2</mn>
                            </msup>
                          </mrow>
                        </mfrac>
                      </mrow>
                    </mfenced>
                    <mrow>
                      <mrow>
                        <mn>3</mn>
                        <mo stretchy="false">/</mo>
                        <mn>2</mn>
                      </mrow>
                    </mrow>
                  </msup>
                </mrow>
              </mfenced>
              <mo stretchy="false">+</mo>
              <mfrac>
                <mn>3</mn>
                <mn>2</mn>
              </mfrac>
            </mrow>
            <mi>N</mi>
            <mi>k</mi>
          </mrow>
        </mfenced>
        <mo stretchy="false">+</mo>
        <mn>2</mn>
      </mrow>
      <mi mathvariant="italic">Nk</mi>
      <mi>ln</mi>
      <mrow>
        <mn>2</mn>
        <mo stretchy="false">=</mo>
        <mn>2</mn>
      </mrow>
      <mrow>
        <mi>S</mi>
        <mo stretchy="false">+</mo>
        <mn>2Nk</mn>
      </mrow>
      <mi>ln</mi>
      <mn>2</mn>
    </mrow>
    <annotation encoding="StarMath 5.0">"    " = 2 left lbrace  N k ln left [ V left ( {2 %pi m E} over {3 N h^2} right )^{3/2}right ] + 3 over 2 N k   right rbrace  + 2 Nk ln 2 = 2 S+ 2Nk ln 2  </annotation>
  </semantics>
</math>
</file>

<file path=Object 53/content.xml><?xml version="1.0" encoding="utf-8"?>
<math xmlns="http://www.w3.org/1998/Math/MathML">
  <semantics>
    <mrow>
      <mrow>
        <mtext>    </mtext>
        <mo stretchy="false">=</mo>
        <mn>2</mn>
      </mrow>
      <mi>N</mi>
      <mi>k</mi>
      <mi>ln</mi>
      <mrow>
        <mfenced open="[" close="]">
          <mrow>
            <mi>V</mi>
            <msup>
              <mfenced open="(" close=")">
                <mrow>
                  <mfrac>
                    <mrow>
                      <mn>2</mn>
                      <mo stretchy="false">π</mo>
                      <mi>m</mi>
                      <mi>E</mi>
                    </mrow>
                    <mrow>
                      <mn>3</mn>
                      <mi>N</mi>
                      <msup>
                        <mi>h</mi>
                        <mn>2</mn>
                      </msup>
                    </mrow>
                  </mfrac>
                </mrow>
              </mfenced>
              <mrow>
                <mrow>
                  <mn>3</mn>
                  <mo stretchy="false">/</mo>
                  <mn>2</mn>
                </mrow>
              </mrow>
            </msup>
          </mrow>
        </mfenced>
        <mo stretchy="false">+</mo>
        <mn>2</mn>
      </mrow>
      <mi mathvariant="italic">Nk</mi>
      <mi>ln</mi>
      <mrow>
        <mn>2</mn>
        <mo stretchy="false">+</mo>
        <mfrac>
          <mn>3</mn>
          <mn>2</mn>
        </mfrac>
      </mrow>
      <mn>2</mn>
      <mi>N</mi>
      <mi>k</mi>
    </mrow>
    <annotation encoding="StarMath 5.0">"    " =  2  N k ln left [ V left ( {2 %pi m E} over {3 N h^2} right )^{3/2}right ]+ 2 Nk ln 2 + 3 over 2  2 N k   </annotation>
  </semantics>
</math>
</file>

<file path=Object 54/content.xml><?xml version="1.0" encoding="utf-8"?>
<math xmlns="http://www.w3.org/1998/Math/MathML">
  <semantics>
    <mrow>
      <mn>2</mn>
      <mi mathvariant="italic">Nk</mi>
      <mi>ln</mi>
      <mn>2</mn>
    </mrow>
    <annotation encoding="StarMath 5.0">2 Nk ln 2</annotation>
  </semantics>
</math>
</file>

<file path=Object 55/content.xml><?xml version="1.0" encoding="utf-8"?>
<math xmlns="http://www.w3.org/1998/Math/MathML">
  <semantics>
    <mrow>
      <mn>2</mn>
      <mi mathvariant="italic">S.</mi>
    </mrow>
    <annotation encoding="StarMath 5.0">2 S.</annotation>
  </semantics>
</math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3154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827in"/>
    </style:style>
    <style:style style:name="co9" style:family="table-column">
      <style:table-column-properties fo:break-before="auto" style:column-width="0.3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6" table:default-cell-style-name="ce4"/>
        <table:table-column table:style-name="co7" table:visibility="collapse" table:default-cell-style-name="ce6"/>
        <table:table-column table:style-name="co8" table:default-cell-style-name="ce4"/>
        <table:table-column table:style-name="co7" table:visibility="collapse" table:number-columns-repeated="2" table:default-cell-style-name="ce6"/>
        <table:table-column table:style-name="co9" table:number-columns-repeated="2" table:default-cell-style-name="ce4"/>
        <table:table-column table:style-name="co8" table:default-cell-style-name="ce4"/>
        <table:table-column table:style-name="co4" table:default-cell-style-name="ce4"/>
        <table:table-column table:style-name="co2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4"/>
          <table:table-cell office:value-type="string" table:number-columns-spanned="19" table:number-rows-spanned="1">
            <text:p>Keadaan</text:p>
          </table:table-cell>
          <table:covered-table-cell table:number-columns-repeated="8" table:style-name="ce6"/>
          <table:covered-table-cell table:style-name="ce4"/>
          <table:covered-table-cell table:style-name="ce6"/>
          <table:covered-table-cell table:number-columns-repeated="2" table:style-name="ce4"/>
          <table:covered-table-cell table:number-columns-repeated="6" table:style-name="ce6"/>
        </table:table-row>
        <table:table-row table:style-name="ro3">
          <table:table-cell table:style-name="ce4" office:value-type="string">
            <text:p>Keadaan </text:p>
            <text:p>energ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 table:number-columns-spanned="2" table:number-rows-spanned="1">
            <text:p>9</text:p>
          </table:table-cell>
          <table:covered-table-cell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float" office:value="11">
            <text:p>11</text:p>
          </table:table-cell>
          <table:table-cell table:formula="of:=[.O5]+1" office:value-type="float" office:value="12">
            <text:p>12</text:p>
          </table:table-cell>
          <table:table-cell table:formula="of:=[.P5]+1" office:value-type="float" office:value="13">
            <text:p>13</text:p>
          </table:table-cell>
          <table:table-cell table:formula="of:=[.Q5]+1" office:value-type="float" office:value="14">
            <text:p>14</text:p>
          </table:table-cell>
          <table:table-cell table:style-name="ce4" table:formula="of:=[.R5]+1" office:value-type="float" office:value="15">
            <text:p>15</text:p>
          </table:table-cell>
          <table:table-cell table:style-name="ce4" table:formula="of:=[.S5]+1" office:value-type="float" office:value="16">
            <text:p>16</text:p>
          </table:table-cell>
        </table:table-row>
        <table:table-row table:style-name="ro4">
          <table:table-cell table:style-name="ce5" office:value-type="string">
            <text:p>ε</text:p>
          </table:table-cell>
          <table:table-cell office:value-type="string">
            <text:p>A</text:p>
            <text:p>B</text:p>
            <text:p>C</text:p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  <text:p>B</text:p>
          </table:table-cell>
          <table:table-cell table:style-name="ce4" office:value-type="string">
            <text:p>A</text:p>
            <text:p>C</text:p>
          </table:table-cell>
          <table:table-cell office:value-type="string">
            <text:p>A</text:p>
            <text:p>D</text:p>
          </table:table-cell>
          <table:table-cell office:value-type="string" table:number-columns-spanned="2" table:number-rows-spanned="1">
            <text:p>B</text:p>
            <text:p>C</text:p>
          </table:table-cell>
          <table:covered-table-cell/>
          <table:table-cell office:value-type="string" table:number-columns-spanned="3" table:number-rows-spanned="1">
            <text:p>B</text:p>
            <text:p>D</text:p>
          </table:table-cell>
          <table:covered-table-cell table:number-columns-repeated="2"/>
          <table:table-cell office:value-type="string">
            <text:p>C</text:p>
            <text:p>D</text:p>
          </table:table-cell>
          <table:table-cell office:value-type="string">
            <text:p>B</text:p>
            <text:p>C</text:p>
            <text:p>D</text:p>
          </table:table-cell>
          <table:table-cell office:value-type="string">
            <text:p>C</text:p>
            <text:p>D</text:p>
            <text:p>A</text:p>
          </table:table-cell>
          <table:table-cell office:value-type="string">
            <text:p>D</text:p>
            <text:p>A</text:p>
            <text:p>B</text:p>
          </table:table-cell>
          <table:table-cell table:style-name="ce4" office:value-type="string">
            <text:p>A</text:p>
            <text:p>C</text:p>
            <text:p><text:span text:style-name="T1">B</text:span></text:p>
          </table:table-cell>
          <table:table-cell table:style-name="ce6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string">
            <text:p>B</text:p>
            <text:p>C</text:p>
            <text:p>D</text:p>
          </table:table-cell>
          <table:table-cell office:value-type="string">
            <text:p>C</text:p>
            <text:p>D</text:p>
            <text:p>A</text:p>
          </table:table-cell>
          <table:table-cell office:value-type="string">
            <text:p>D</text:p>
            <text:p>A</text:p>
            <text:p>B</text:p>
          </table:table-cell>
          <table:table-cell office:value-type="string">
            <text:p>A</text:p>
            <text:p>C</text:p>
            <text:p><text:span text:style-name="T1">B</text:span></text:p>
          </table:table-cell>
          <table:table-cell office:value-type="string">
            <text:p>C</text:p>
            <text:p>D</text:p>
          </table:table-cell>
          <table:table-cell table:style-name="ce4" office:value-type="string">
            <text:p>B</text:p>
            <text:p>D</text:p>
          </table:table-cell>
          <table:table-cell office:value-type="string">
            <text:p>B</text:p>
            <text:p>C</text:p>
          </table:table-cell>
          <table:table-cell office:value-type="string" table:number-columns-spanned="2" table:number-rows-spanned="1">
            <text:p>A</text:p>
            <text:p>D</text:p>
          </table:table-cell>
          <table:covered-table-cell/>
          <table:table-cell office:value-type="string" table:number-columns-spanned="3" table:number-rows-spanned="1">
            <text:p>A</text:p>
            <text:p>C</text:p>
          </table:table-cell>
          <table:covered-table-cell table:number-columns-repeated="2"/>
          <table:table-cell office:value-type="string">
            <text:p>B</text:p>
            <text:p>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A</text:p>
            <text:p>B</text:p>
            <text:p>C</text:p>
            <text:p>D</text:p>
          </table:table-cell>
        </table:table-row>
        <table:table-row table:style-name="ro5">
          <table:table-cell table:style-name="ce5" office:value-type="string">
            <text:p>Σε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7:12:29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math xmlns="http://www.w3.org/1998/Math/MathML">
  <semantics>
    <mrow>
      <mrow>
        <msub>
          <mi>p</mi>
          <mi>i</mi>
        </msub>
        <mo stretchy="false">=</mo>
        <mfrac>
          <mrow>
            <msup>
              <mi>e</mi>
              <mrow>
                <mrow>
                  <mrow>
                    <mo stretchy="false">−</mo>
                    <msub>
                      <mi>E</mi>
                      <mi>i</mi>
                    </msub>
                  </mrow>
                  <mo stretchy="false">/</mo>
                  <mi mathvariant="italic">kT</mi>
                </mrow>
              </mrow>
            </msup>
          </mrow>
          <mi>Z</mi>
        </mfrac>
      </mrow>
    </mrow>
    <annotation encoding="StarMath 5.0">p_i = {e^{-E_i /kT}} over Z</annotation>
  </semantics>
</math>
</file>

<file path=Object 58/content.xml><?xml version="1.0" encoding="utf-8"?>
<math xmlns="http://www.w3.org/1998/Math/MathML">
  <semantics>
    <mrow>
      <mi>Z</mi>
    </mrow>
    <annotation encoding="StarMath 5.0">Z</annotation>
  </semantics>
</math>
</file>

<file path=Object 59/content.xml><?xml version="1.0" encoding="utf-8"?>
<math xmlns="http://www.w3.org/1998/Math/MathML">
  <semantics>
    <mtable>
      <mtr>
        <mtd>
          <mrow>
            <mrow>
              <mover accent="true">
                <mi>E</mi>
                <mo>¯</mo>
              </mover>
              <mo stretchy="false">=</mo>
              <mrow>
                <munder>
                  <mo stretchy="false">∑</mo>
                  <mrow>
                    <mi>i</mi>
                  </mrow>
                </munder>
                <msub>
                  <mi>p</mi>
                  <mi>i</mi>
                </msub>
              </mrow>
            </mrow>
            <msub>
              <mi>E</mi>
              <mi>i</mi>
            </msub>
          </mrow>
        </mtd>
      </mtr>
      <mtr>
        <mtd>
          <mrow>
            <mrow>
              <mtext>   </mtext>
              <mo stretchy="false">=</mo>
              <mfrac>
                <mn>1</mn>
                <mi>Z</mi>
              </mfrac>
            </mrow>
            <mrow>
              <mrow>
                <munder>
                  <mo stretchy="false">∑</mo>
                  <mrow>
                    <mi>i</mi>
                  </mrow>
                </munder>
                <mrow>
                  <mo stretchy="false">(</mo>
                  <mrow>
                    <msup>
                      <mi>e</mi>
                      <mrow>
                        <mrow>
                          <mrow>
                            <mo stretchy="false">−</mo>
                            <msub>
                              <mi>E</mi>
                              <mi>i</mi>
                            </msub>
                          </mrow>
                          <mo stretchy="false">/</mo>
                          <mi mathvariant="italic">kT</mi>
                        </mrow>
                      </mrow>
                    </msup>
                    <msub>
                      <mi>E</mi>
                      <mi>i</mi>
                    </msub>
                  </mrow>
                  <mo stretchy="false">)</mo>
                </mrow>
              </mrow>
              <mo stretchy="false">=</mo>
              <mfrac>
                <mo stretchy="false">∂</mo>
                <mrow>
                  <mo stretchy="false">∂</mo>
                  <mrow>
                    <mo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/</mo>
                        <mi mathvariant="italic">kT</mi>
                      </mrow>
                    </mrow>
                    <mo stretchy="false">)</mo>
                  </mrow>
                </mrow>
              </mfrac>
            </mrow>
            <mfenced open="{" close="}">
              <mrow>
                <mrow>
                  <munder>
                    <mo stretchy="false">∑</mo>
                    <mrow>
                      <mi>i</mi>
                    </mrow>
                  </munder>
                  <msup>
                    <mi>e</mi>
                    <mrow>
                      <mrow>
                        <mrow>
                          <mo stretchy="false">−</mo>
                          <msub>
                            <mi>E</mi>
                            <mi>i</mi>
                          </msub>
                        </mrow>
                        <mo stretchy="false">/</mo>
                        <mi mathvariant="italic">kT</mi>
                      </mrow>
                    </mrow>
                  </msup>
                </mrow>
              </mrow>
            </mfenced>
            <mtext>;</mtext>
            <mfrac>
              <mo stretchy="false">∂</mo>
              <mrow>
                <mo stretchy="false">∂</mo>
                <mi>T</mi>
              </mrow>
            </mfrac>
            <mrow>
              <mfenced open="(" close=")">
                <mrow>
                  <mrow>
                    <mo stretchy="false">−</mo>
                    <mrow>
                      <mfrac>
                        <mn>1</mn>
                        <mrow>
                          <mi>k</mi>
                          <mi>T</mi>
                        </mrow>
                      </mfrac>
                    </mrow>
                  </mrow>
                </mrow>
              </mfenced>
              <mo stretchy="false">=</mo>
              <mfrac>
                <mn>1</mn>
                <mrow>
                  <mi>k</mi>
                  <msup>
                    <mi>T</mi>
                    <mn>2</mn>
                  </msup>
                </mrow>
              </mfrac>
            </mrow>
            <mo stretchy="false">⇒</mo>
            <mo stretchy="false">∂</mo>
            <mrow>
              <mfenced open="(" close=")">
                <mrow>
                  <mrow>
                    <mo stretchy="false">−</mo>
                    <mrow>
                      <mfrac>
                        <mn>1</mn>
                        <mrow>
                          <mi>k</mi>
                          <mi>T</mi>
                        </mrow>
                      </mfrac>
                    </mrow>
                  </mrow>
                </mrow>
              </mfenced>
              <mo stretchy="false">=</mo>
              <mfrac>
                <mrow>
                  <mi>d</mi>
                  <mi>T</mi>
                </mrow>
                <mrow>
                  <mi>k</mi>
                  <msup>
                    <mi>T</mi>
                    <mn>2</mn>
                  </msup>
                </mrow>
              </mfrac>
            </mrow>
          </mrow>
        </mtd>
      </mtr>
      <mtr>
        <mtd>
          <mrow>
            <mrow>
              <mtext>   </mtext>
              <mo stretchy="false">=</mo>
              <mfrac>
                <mn>1</mn>
                <mi>Z</mi>
              </mfrac>
            </mrow>
            <mrow>
              <mfrac>
                <mrow>
                  <mo stretchy="false">∂</mo>
                  <mi>Z</mi>
                </mrow>
                <mrow>
                  <mo stretchy="false">∂</mo>
                  <mo stretchy="false">β</mo>
                </mrow>
              </mfrac>
              <mo stretchy="false">=</mo>
              <mfrac>
                <mrow>
                  <mi>k</mi>
                  <msup>
                    <mi>T</mi>
                    <mn>2</mn>
                  </msup>
                </mrow>
                <mrow>
                  <mi>Z</mi>
                </mrow>
              </mfrac>
            </mrow>
            <mfrac>
              <mrow>
                <mo stretchy="false">∂</mo>
                <mi>Z</mi>
              </mrow>
              <mrow>
                <mo stretchy="false">∂</mo>
                <mi>T</mi>
              </mrow>
            </mfrac>
            <mtext>;    </mtext>
            <mrow>
              <mo stretchy="false">β</mo>
              <mo stretchy="false">=</mo>
              <mrow>
                <mrow>
                  <mo stretchy="false">−</mo>
                  <mn>1</mn>
                </mrow>
                <mo stretchy="false">/</mo>
                <mi mathvariant="italic">kT</mi>
              </mrow>
            </mrow>
          </mrow>
        </mtd>
      </mtr>
    </mtable>
    <annotation encoding="StarMath 5.0">alignl overline E = sum from{i} p_i E_i  newline 
"   " = 1 over Z sum from {i}  (e^{-E_i / kT} E_i) =  partial over {partial (-1/kT)} left lbrace sum from {i} e^{-E_i /kT} right rbrace  ";" partial over {partial T} left ( - {1 over {k T}} right ) = 1 over {k T^2} drarrow partial left ( -{ 1 over {k T}}right ) = {d T} over {k T ^2}newline 


"   " = 1 over Z {partial Z } over {partial %beta } = {k T^2} over {Z} {partial Z} over {partial T}  ";    " %beta = -1/ kT</annotation>
  </semantics>
</math>
</file>

<file path=Object 6/content.xml><?xml version="1.0" encoding="utf-8"?>
<math xmlns="http://www.w3.org/1998/Math/MathML">
  <semantics>
    <mrow>
      <mrow>
        <mrow>
          <munder>
            <mo stretchy="false">∑</mo>
            <mrow>
              <mi>s</mi>
            </mrow>
          </munder>
          <mrow>
            <mfrac>
              <mrow>
                <mo stretchy="false">∂</mo>
                <mi>W</mi>
              </mrow>
              <mrow>
                <mo stretchy="false">∂</mo>
                <msub>
                  <mi>n</mi>
                  <mi>s</mi>
                </msub>
              </mrow>
            </mfrac>
            <msub>
              <mi mathvariant="italic">dn</mi>
              <mi>s</mi>
            </msub>
          </mrow>
        </mrow>
        <mo stretchy="false">+</mo>
        <mi>a</mi>
      </mrow>
      <mrow>
        <mrow>
          <munder>
            <mo stretchy="false">∑</mo>
            <mrow>
              <mi>s</mi>
            </mrow>
          </munder>
          <mrow>
            <msub>
              <mi mathvariant="italic">dn</mi>
              <mi>s</mi>
            </msub>
          </mrow>
        </mrow>
        <mo stretchy="false">+</mo>
        <mi>b</mi>
      </mrow>
      <mrow>
        <munder>
          <mo stretchy="false">∑</mo>
          <mrow>
            <mi>s</mi>
          </mrow>
        </munder>
        <msub>
          <mo stretchy="false">ϵ</mo>
          <mi>s</mi>
        </msub>
      </mrow>
      <mrow>
        <msub>
          <mi mathvariant="italic">dn</mi>
          <mi>s</mi>
        </msub>
        <mo stretchy="false">=</mo>
        <mn>0</mn>
      </mrow>
    </mrow>
    <annotation encoding="StarMath 5.0">sum from {s} { {partial W} over {partial n_s} dn_s} +  a sum from {s} {dn_s } + b sum from {s} %epsilon_s dn_s  = 0</annotation>
  </semantics>
</math>
</file>

<file path=Object 60/content.xml><?xml version="1.0" encoding="utf-8"?>
<math xmlns="http://www.w3.org/1998/Math/MathML">
  <semantics>
    <mtable>
      <mtr>
        <mtd>
          <mrow>
            <mrow>
              <mover accent="true">
                <mrow>
                  <msup>
                    <mi>E</mi>
                    <mn>2</mn>
                  </msup>
                </mrow>
                <mo>¯</mo>
              </mover>
              <mo stretchy="false">=</mo>
              <mrow>
                <munder>
                  <mo stretchy="false">∑</mo>
                  <mrow>
                    <mi>i</mi>
                  </mrow>
                </munder>
                <msub>
                  <mi>p</mi>
                  <mi>i</mi>
                </msub>
              </mrow>
            </mrow>
            <msubsup>
              <mi>E</mi>
              <mi>i</mi>
              <mn>2</mn>
            </msubsup>
          </mrow>
        </mtd>
      </mtr>
      <mtr>
        <mtd>
          <mrow>
            <mrow>
              <mtext>    </mtext>
              <mo stretchy="false">=</mo>
              <mfrac>
                <mn>1</mn>
                <mi>Z</mi>
              </mfrac>
            </mrow>
            <mrow>
              <munder>
                <mo stretchy="false">∑</mo>
                <mrow>
                  <mi>i</mi>
                </mrow>
              </munder>
              <mrow>
                <mo stretchy="false">(</mo>
                <mrow>
                  <msup>
                    <mi>e</mi>
                    <mrow>
                      <mrow>
                        <mrow>
                          <mo stretchy="false">−</mo>
                          <msub>
                            <mi>E</mi>
                            <mi>i</mi>
                          </msub>
                        </mrow>
                        <mo stretchy="false">/</mo>
                        <mi>k</mi>
                      </mrow>
                      <mi>T</mi>
                    </mrow>
                  </msup>
                  <msubsup>
                    <mi>E</mi>
                    <mi>i</mi>
                    <mn>2</mn>
                  </msubsup>
                </mrow>
                <mo stretchy="false">)</mo>
              </mrow>
            </mrow>
          </mrow>
        </mtd>
      </mtr>
      <mtr>
        <mtd>
          <mrow>
            <mrow>
              <mtext>    </mtext>
              <mo stretchy="false">=</mo>
              <mfrac>
                <mn>1</mn>
                <mi>Z</mi>
              </mfrac>
            </mrow>
            <mfrac>
              <mrow>
                <msup>
                  <mo stretchy="false">∂</mo>
                  <mn>2</mn>
                </msup>
              </mrow>
              <mrow>
                <mo stretchy="false">∂</mo>
                <msup>
                  <mrow>
                    <mo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/</mo>
                        <mi>k</mi>
                      </mrow>
                      <mi>T</mi>
                    </mrow>
                    <mo stretchy="false">)</mo>
                  </mrow>
                  <mn>2</mn>
                </msup>
              </mrow>
            </mfrac>
            <mrow>
              <munder>
                <mo stretchy="false">∑</mo>
                <mrow>
                  <mi>i</mi>
                </mrow>
              </munder>
              <msup>
                <mi>e</mi>
                <mrow>
                  <mrow>
                    <mrow>
                      <mo stretchy="false">−</mo>
                      <msub>
                        <mi>E</mi>
                        <mi>i</mi>
                      </msub>
                    </mrow>
                    <mo stretchy="false">/</mo>
                    <mi mathvariant="italic">kT</mi>
                  </mrow>
                </mrow>
              </msup>
            </mrow>
          </mrow>
        </mtd>
      </mtr>
      <mtr>
        <mtd>
          <mrow>
            <mrow>
              <mtext>    </mtext>
              <mo stretchy="false">=</mo>
              <mfrac>
                <mn>1</mn>
                <mi>Z</mi>
              </mfrac>
            </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o stretchy="false">β</mo>
                  <mn>2</mn>
                </msup>
              </mrow>
            </mfrac>
          </mrow>
        </mtd>
      </mtr>
    </mtable>
    <annotation encoding="StarMath 5.0">alignl overline {E^2} = sum from{i} p_i E_i^2  newline 
"    " = 1 over Z sum from {i} (e^{- E_i /k T} E_i^2) newline
"    "  = 1 over Z {partial ^2} over {partial (- 1/ k T)^2} sum from {i} e^{-E_i/ kT} newline 
"    " = 1 over Z {partial ^2  Z} over {partial %beta ^2} </annotation>
  </semantics>
</math>
</file>

<file path=Object 61/content.xml><?xml version="1.0" encoding="utf-8"?>
<math xmlns="http://www.w3.org/1998/Math/MathML">
  <semantics>
    <mrow>
      <mrow>
        <mi>Z</mi>
        <mo stretchy="false">=</mo>
        <mrow>
          <munder>
            <mo stretchy="false">∑</mo>
            <mrow>
              <mi>i</mi>
            </mrow>
          </munder>
          <msup>
            <mi>e</mi>
            <mrow>
              <mrow>
                <mrow>
                  <mo stretchy="false">−</mo>
                  <msub>
                    <mi>E</mi>
                    <mi>i</mi>
                  </msub>
                </mrow>
                <mo stretchy="false">/</mo>
                <mi mathvariant="italic">kT</mi>
              </mrow>
            </mrow>
          </msup>
        </mrow>
      </mrow>
    </mrow>
    <annotation encoding="StarMath 5.0">Z = sum from {i} e^ {-E_i /kT}</annotation>
  </semantics>
</math>
</file>

<file path=Object 62/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over accent="true">
                    <mi>E</mi>
                    <mo>¯</mo>
                  </mover>
                </mrow>
                <mrow>
                  <mo stretchy="false">∂</mo>
                  <mo stretchy="false">β</mo>
                </mrow>
              </mfrac>
              <mo stretchy="false">=</mo>
              <mfrac>
                <mn>1</mn>
                <mi>Z</mi>
              </mfrac>
            </mrow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o stretchy="false">β</mo>
                    <mn>2</mn>
                  </msup>
                </mrow>
              </mfrac>
              <mo stretchy="false">−</mo>
              <mfrac>
                <mn>1</mn>
                <mrow>
                  <msup>
                    <mi>Z</mi>
                    <mn>2</mn>
                  </msup>
                </mrow>
              </mfrac>
            </mrow>
            <msup>
              <mfenced open="{" close="}">
                <mrow>
                  <mfrac>
                    <mrow>
                      <mo stretchy="false">∂</mo>
                      <mi>Z</mi>
                    </mrow>
                    <mrow>
                      <mo stretchy="false">∂</mo>
                      <mo stretchy="false">β</mo>
                    </mrow>
                  </mfrac>
                </mrow>
              </mfenced>
              <mn>2</mn>
            </msup>
          </mrow>
        </mtd>
      </mtr>
      <mtr>
        <mtd>
          <mrow>
            <mrow>
              <mtext>      </mtext>
              <mo stretchy="false">=</mo>
              <mrow>
                <mover accent="true">
                  <mrow>
                    <msup>
                      <mi>E</mi>
                      <mn>2</mn>
                    </msup>
                  </mrow>
                  <mo>¯</mo>
                </mover>
                <mo stretchy="false">−</mo>
                <msup>
                  <mrow>
                    <mover accent="true">
                      <mi>E</mi>
                      <mo>¯</mo>
                    </mover>
                  </mrow>
                  <mn>2</mn>
                </msup>
              </mrow>
            </mrow>
            <mrow>
              <mtext>  (persamaan 26)  </mtext>
              <mo stretchy="false">=</mo>
              <mover accent="true">
                <mrow>
                  <msup>
                    <mrow>
                      <mo stretchy="false">(</mo>
                      <mrow>
                        <mo stretchy="false">δ</mo>
                        <mi>E</mi>
                      </mrow>
                      <mo stretchy="false">)</mo>
                    </mrow>
                    <mn>2</mn>
                  </msup>
                </mrow>
                <mo>¯</mo>
              </mover>
            </mrow>
            <mtext>  (defenisi statistik dasar)  </mtext>
          </mrow>
        </mtd>
      </mtr>
    </mtable>
    <annotation encoding="StarMath 5.0">alignl {partial overline E} over {partial %beta} = 1 over Z {partial ^2 Z} over {partial %beta ^2} - 1 over {Z^2 } left lbrace {partial Z} over {partial %beta } right rbrace ^2  newline 
"      " = overline {E^2 } - {overline E }^2 "  (persamaan 26)  " = overline {(%delta E) ^2} "  (defenisi statistik dasar)  "</annotation>
  </semantics>
</math>
</file>

<file path=Object 63/content.xml><?xml version="1.0" encoding="utf-8"?>
<math xmlns="http://www.w3.org/1998/Math/MathML">
  <semantics>
    <mrow>
      <mo stretchy="false">β</mo>
    </mrow>
    <annotation encoding="StarMath 5.0">%beta </annotation>
  </semantics>
</math>
</file>

<file path=Object 64/content.xml><?xml version="1.0" encoding="utf-8"?>
<math xmlns="http://www.w3.org/1998/Math/MathML">
  <semantics>
    <mrow>
      <mrow>
        <msub>
          <mi>C</mi>
          <mi>v</mi>
        </msub>
        <mo stretchy="false">=</mo>
        <mfrac>
          <mrow>
            <mo stretchy="false">∂</mo>
            <mover accent="true">
              <mi>E</mi>
              <mo>¯</mo>
            </mover>
          </mrow>
          <mrow>
            <mo stretchy="false">∂</mo>
            <mi>T</mi>
          </mrow>
        </mfrac>
      </mrow>
    </mrow>
    <annotation encoding="StarMath 5.0">C_v = {partial overline E} over {partial T}</annotation>
  </semantics>
</math>
</file>

<file path=Object 65/content.xml><?xml version="1.0" encoding="utf-8"?>
<math xmlns="http://www.w3.org/1998/Math/MathML">
  <semantics>
    <mrow>
      <mrow>
        <mrow>
          <mover accent="true">
            <mrow>
              <msup>
                <mrow>
                  <mo stretchy="false">(</mo>
                  <mrow>
                    <mo stretchy="false">δ</mo>
                    <mi>E</mi>
                  </mrow>
                  <mo stretchy="false">)</mo>
                </mrow>
                <mn>2</mn>
              </msup>
            </mrow>
            <mo>¯</mo>
          </mover>
          <mo stretchy="false">=</mo>
          <mfrac>
            <mrow>
              <mo stretchy="false">∂</mo>
              <mover accent="true">
                <mi>E</mi>
                <mo>¯</mo>
              </mover>
            </mrow>
            <mrow>
              <mo stretchy="false">∂</mo>
              <mi>B</mi>
            </mrow>
          </mfrac>
        </mrow>
        <mo stretchy="false">=</mo>
        <mi>k</mi>
      </mrow>
      <msup>
        <mi>T</mi>
        <mn>2</mn>
      </msup>
      <mfrac>
        <mrow>
          <mo stretchy="false">∂</mo>
          <mover accent="true">
            <mi>E</mi>
            <mo>¯</mo>
          </mover>
        </mrow>
        <mrow>
          <mo stretchy="false">∂</mo>
          <mi>T</mi>
        </mrow>
      </mfrac>
      <mrow>
        <mtext>  (persamaan 26)  </mtext>
        <mo stretchy="false">=</mo>
        <mi>k</mi>
      </mrow>
      <msup>
        <mi>T</mi>
        <mn>2</mn>
      </msup>
      <msub>
        <mi>C</mi>
        <mi>v</mi>
      </msub>
    </mrow>
    <annotation encoding="StarMath 5.0">overline {(%delta E) ^2} = {partial overline E} over {partial B} =  k T^2 {partial overline E} over {partial T} "  (persamaan 26)  " = k T^2 C_v</annotation>
  </semantics>
</math>
</file>

<file path=Object 66/content.xml><?xml version="1.0" encoding="utf-8"?>
<math xmlns="http://www.w3.org/1998/Math/MathML">
  <semantics>
    <mrow>
      <mover accent="true">
        <mi>E</mi>
        <mo>¯</mo>
      </mover>
    </mrow>
    <annotation encoding="StarMath 5.0">overline E</annotation>
  </semantics>
</math>
</file>

<file path=Object 67/content.xml><?xml version="1.0" encoding="utf-8"?>
<math xmlns="http://www.w3.org/1998/Math/MathML">
  <semantics>
    <mrow>
      <mrow>
        <msub>
          <mi>E</mi>
          <mi>T</mi>
        </msub>
        <mo stretchy="false">=</mo>
        <mn>4</mn>
      </mrow>
      <mo stretchy="false">ε</mo>
    </mrow>
    <annotation encoding="StarMath 5.0">E_T = 4 %varepsilon</annotation>
  </semantics>
</math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3154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827in"/>
    </style:style>
    <style:style style:name="co9" style:family="table-column">
      <style:table-column-properties fo:break-before="auto" style:column-width="0.3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7" table:visibility="collapse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12">
          <table:table-cell table:number-columns-repeated="19"/>
        </table:table-row>
        <table:table-row table:style-name="ro2">
          <table:table-cell table:style-name="ce4"/>
          <table:table-cell table:style-name="ce4" office:value-type="string" table:number-columns-spanned="18" table:number-rows-spanned="1">
            <text:p>Keadaan</text:p>
          </table:table-cell>
          <table:covered-table-cell table:number-columns-repeated="8" table:style-name="ce6"/>
          <table:covered-table-cell table:style-name="ce4"/>
          <table:covered-table-cell table:style-name="ce6"/>
          <table:covered-table-cell table:number-columns-repeated="2" table:style-name="ce4"/>
          <table:covered-table-cell table:number-columns-repeated="5" table:style-name="ce6"/>
        </table:table-row>
        <table:table-row table:style-name="ro3">
          <table:table-cell table:style-name="ce4" office:value-type="string">
            <text:p>Keadaan </text:p>
            <text:p>energi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 table:number-columns-spanned="2" table:number-rows-spanned="1">
            <text:p>9</text:p>
          </table:table-cell>
          <table:covered-table-cell table:style-name="ce6"/>
          <table:table-cell table:style-name="ce4" office:value-type="float" office:value="10" table:number-columns-spanned="3" table:number-rows-spanned="1">
            <text:p>10</text:p>
          </table:table-cell>
          <table:covered-table-cell table:number-columns-repeated="2" table:style-name="ce6"/>
          <table:table-cell table:style-name="ce4" office:value-type="float" office:value="11">
            <text:p>11</text:p>
          </table:table-cell>
          <table:table-cell table:style-name="ce4" table:formula="of:=[.O14]+1" office:value-type="float" office:value="12">
            <text:p>12</text:p>
          </table:table-cell>
          <table:table-cell table:style-name="ce4" table:formula="of:=[.P14]+1" office:value-type="float" office:value="13">
            <text:p>13</text:p>
          </table:table-cell>
          <table:table-cell table:style-name="ce4" table:formula="of:=[.Q14]+1" office:value-type="float" office:value="14">
            <text:p>14</text:p>
          </table:table-cell>
          <table:table-cell table:style-name="ce4" table:formula="of:=[.R14]+1" office:value-type="float" office:value="15">
            <text:p>15</text:p>
          </table:table-cell>
        </table:table-row>
        <table:table-row table:style-name="ro4">
          <table:table-cell table:style-name="ce5" office:value-type="string">
            <text:p>ε</text:p>
          </table:table-cell>
          <table:table-cell table:style-name="ce4" office:value-type="string">
            <text:p>A</text:p>
            <text:p>B</text:p>
            <text:p>C</text:p>
            <text:p>D</text:p>
          </table:table-cell>
          <table:table-cell table:style-name="ce4" office:value-type="string">
            <text:p>A</text:p>
            <text:p>B</text:p>
            <text:p>C</text:p>
            <text:p>E</text:p>
          </table:table-cell>
          <table:table-cell table:style-name="ce4" office:value-type="string">
            <text:p>A</text:p>
            <text:p>B</text:p>
            <text:p>C</text:p>
            <text:p>F</text:p>
          </table:table-cell>
          <table:table-cell table:style-name="ce4" office:value-type="string">
            <text:p>A</text:p>
            <text:p>B</text:p>
            <text:p>D</text:p>
            <text:p>F</text:p>
          </table:table-cell>
          <table:table-cell table:style-name="ce4" office:value-type="string">
            <text:p>A</text:p>
            <text:p>B</text:p>
            <text:p>D</text:p>
            <text:p>E</text:p>
          </table:table-cell>
          <table:table-cell table:style-name="ce4" office:value-type="string">
            <text:p>A</text:p>
            <text:p>B</text:p>
            <text:p>E</text:p>
            <text:p>F</text:p>
          </table:table-cell>
          <table:table-cell table:style-name="ce4" office:value-type="string">
            <text:p>A</text:p>
            <text:p>C</text:p>
            <text:p>D</text:p>
            <text:p>E</text:p>
          </table:table-cell>
          <table:table-cell table:style-name="ce4" office:value-type="string">
            <text:p>A</text:p>
            <text:p>C</text:p>
            <text:p>D</text:p>
            <text:p>F</text:p>
          </table:table-cell>
          <table:table-cell table:style-name="ce4" office:value-type="string" table:number-columns-spanned="2" table:number-rows-spanned="1">
            <text:p>A</text:p>
            <text:p>D</text:p>
            <text:p>E</text:p>
            <text:p>F</text:p>
          </table:table-cell>
          <table:covered-table-cell table:style-name="ce6"/>
          <table:table-cell table:style-name="ce4" office:value-type="string" table:number-columns-spanned="3" table:number-rows-spanned="1">
            <text:p>C</text:p>
            <text:p>D</text:p>
            <text:p>E</text:p>
            <text:p>F</text:p>
          </table:table-cell>
          <table:covered-table-cell table:number-columns-repeated="2" table:style-name="ce6"/>
          <table:table-cell table:style-name="ce4" office:value-type="string">
            <text:p>B</text:p>
            <text:p>D</text:p>
            <text:p>E</text:p>
            <text:p>F</text:p>
          </table:table-cell>
          <table:table-cell table:style-name="ce4" office:value-type="string">
            <text:p>B</text:p>
            <text:p>C</text:p>
            <text:p>E</text:p>
            <text:p>F</text:p>
          </table:table-cell>
          <table:table-cell table:style-name="ce4" office:value-type="string">
            <text:p>B</text:p>
            <text:p>C</text:p>
            <text:p>D</text:p>
            <text:p>F</text:p>
          </table:table-cell>
          <table:table-cell table:style-name="ce4" office:value-type="string">
            <text:p>B</text:p>
            <text:p>C</text:p>
            <text:p>D</text:p>
            <text:p>E</text:p>
          </table:table-cell>
          <table:table-cell table:style-name="ce4" office:value-type="string">
            <text:p>A</text:p>
            <text:p>C</text:p>
            <text:p>E</text:p>
            <text:p>F</text:p>
          </table:table-cell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4" office:value-type="string">
            <text:p>E</text:p>
            <text:p>F</text:p>
          </table:table-cell>
          <table:table-cell table:style-name="ce4" office:value-type="string">
            <text:p>D</text:p>
            <text:p>F</text:p>
          </table:table-cell>
          <table:table-cell table:style-name="ce4" office:value-type="string">
            <text:p>D</text:p>
            <text:p>E</text:p>
          </table:table-cell>
          <table:table-cell table:style-name="ce4" office:value-type="string">
            <text:p>C</text:p>
            <text:p>E</text:p>
          </table:table-cell>
          <table:table-cell table:style-name="ce4" office:value-type="string">
            <text:p>C</text:p>
            <text:p>F</text:p>
          </table:table-cell>
          <table:table-cell table:style-name="ce4" office:value-type="string">
            <text:p>C</text:p>
            <text:p>D</text:p>
          </table:table-cell>
          <table:table-cell table:style-name="ce4" office:value-type="string">
            <text:p>B</text:p>
            <text:p>F</text:p>
          </table:table-cell>
          <table:table-cell table:style-name="ce4" office:value-type="string">
            <text:p>B</text:p>
            <text:p>E</text:p>
          </table:table-cell>
          <table:table-cell table:style-name="ce4" office:value-type="string" table:number-columns-spanned="2" table:number-rows-spanned="1">
            <text:p>B</text:p>
            <text:p>C</text:p>
          </table:table-cell>
          <table:covered-table-cell table:style-name="ce6"/>
          <table:table-cell table:style-name="ce4" office:value-type="string" table:number-columns-spanned="3" table:number-rows-spanned="1">
            <text:p>A</text:p>
            <text:p>B</text:p>
          </table:table-cell>
          <table:covered-table-cell table:number-columns-repeated="2" table:style-name="ce6"/>
          <table:table-cell table:style-name="ce4" office:value-type="string">
            <text:p>A</text:p>
            <text:p>C</text:p>
          </table:table-cell>
          <table:table-cell table:style-name="ce4" office:value-type="string">
            <text:p>A</text:p>
            <text:p>D</text:p>
          </table:table-cell>
          <table:table-cell table:style-name="ce4" office:value-type="string">
            <text:p>A</text:p>
            <text:p>E</text:p>
          </table:table-cell>
          <table:table-cell table:style-name="ce4" office:value-type="string">
            <text:p>A</text:p>
            <text:p>F</text:p>
          </table:table-cell>
          <table:table-cell table:style-name="ce4" office:value-type="string">
            <text:p>B</text:p>
            <text:p>D</text:p>
          </table:table-cell>
        </table:table-row>
        <table:table-row table:style-name="ro5">
          <table:table-cell table:style-name="ce5" office:value-type="string">
            <text:p>Σε</text:p>
          </table:table-cell>
          <table:table-cell table:number-columns-repeated="6" table:style-name="ce4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 table:number-columns-spanned="2" table:number-rows-spanned="1">
            <text:p>4</text:p>
          </table:table-cell>
          <table:covered-table-cell table:style-name="ce6"/>
          <table:table-cell table:style-name="ce4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number-columns-repeated="4" table:style-name="ce4" office:value-type="float" office:value="4">
            <text:p>4</text:p>
          </table:table-cell>
          <table:table-cell table:style-name="ce6" office:value-type="float" office:value="4">
            <text:p>4</text:p>
          </table:table-cell>
        </table:table-row>
      </table:table>
      <table:named-expressions/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 style:data-style-name="N2" text:time-value="0000-00-00T17:37:32.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math xmlns="http://www.w3.org/1998/Math/MathML">
  <semantics>
    <mrow>
      <mrow>
        <msub>
          <mo stretchy="false">ε</mo>
          <mi>T</mi>
        </msub>
        <mo stretchy="false">=</mo>
        <mn>4</mn>
      </mrow>
    </mrow>
    <annotation encoding="StarMath 5.0">%varepsilon_T  = 4</annotation>
  </semantics>
</math>
</file>

<file path=Object 7/content.xml><?xml version="1.0" encoding="utf-8"?>
<math xmlns="http://www.w3.org/1998/Math/MathML">
  <semantics>
    <mrow>
      <mi>W</mi>
    </mrow>
    <annotation encoding="StarMath 5.0">W</annotation>
  </semantics>
</math>
</file>

<file path=Object 8/content.xml><?xml version="1.0" encoding="utf-8"?>
<math xmlns="http://www.w3.org/1998/Math/MathML">
  <semantics>
    <mrow>
      <mi>W</mi>
    </mrow>
    <annotation encoding="StarMath 5.0">W</annotation>
  </semantics>
</math>
</file>

<file path=Object 9/content.xml><?xml version="1.0" encoding="utf-8"?>
<math xmlns="http://www.w3.org/1998/Math/MathML">
  <semantics>
    <mrow>
      <mi>W</mi>
    </mrow>
    <annotation encoding="StarMath 5.0">W</annotation>
  </semantics>
</math>
</file>